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5in" table:align="left"/>
    </style:style>
    <style:style style:name="Table1.A" style:family="table-column">
      <style:table-column-properties style:column-width="1.3785in"/>
    </style:style>
    <style:style style:name="Table1.B" style:family="table-column">
      <style:table-column-properties style:column-width="2.1215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0.6pt solid #e3e3e3" fo:border-bottom="0.6pt solid #e3e3e3"/>
    </style:style>
    <style:style style:name="Table1.B1" style:family="table-cell">
      <style:table-cell-properties style:vertical-align="middle" fo:padding="0.0194in" fo:border="0.05pt solid #e3e3e3"/>
    </style:style>
    <style:style style:name="Table1.A2" style:family="table-cell">
      <style:table-cell-properties style:vertical-align="middle" fo:padding-left="0in" fo:padding-right="0in" fo:padding-top="0in" fo:padding-bottom="0.0194in" fo:border-left="none" fo:border-right="none" fo:border-top="none" fo:border-bottom="0.6pt solid #e3e3e3"/>
    </style:style>
    <style:style style:name="Table1.B2" style:family="table-cell">
      <style:table-cell-properties style:vertical-align="middle" fo:padding-left="0in" fo:padding-right="0.0194in" fo:padding-top="0in" fo:padding-bottom="0.0194in" fo:border-left="none" fo:border-right="0.6pt solid #e3e3e3" fo:border-top="none" fo:border-bottom="0.6pt solid #e3e3e3"/>
    </style:style>
    <style:style style:name="P1" style:family="paragraph" style:parent-style-name="Text_20_body">
      <style:text-properties fo:font-weight="bold" officeooo:rsid="00224070" officeooo:paragraph-rsid="00224070" style:font-weight-asian="bold" style:font-weight-complex="bold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  <style:text-properties fo:font-weight="bold" officeooo:rsid="00224070" officeooo:paragraph-rsid="00224070" style:font-weight-asian="bold" style:font-weight-complex="bold"/>
    </style:style>
    <style:style style:name="P3" style:family="paragraph" style:parent-style-name="Preformatted_20_Text">
      <style:text-properties fo:font-weight="bold" officeooo:paragraph-rsid="0031bab0" style:font-weight-asian="bold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weight="bold" officeooo:rsid="0037bef3" officeooo:paragraph-rsid="0037bef3" style:font-weight-asian="bold" style:font-weight-complex="bold"/>
    </style:style>
    <style:style style:name="P5" style:family="paragraph" style:parent-style-name="Preformatted_20_Text">
      <style:text-properties fo:font-weight="bold" officeooo:paragraph-rsid="00333726" style:font-weight-asian="bold" style:font-weight-complex="bold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weight="bold" officeooo:rsid="0037d185" officeooo:paragraph-rsid="0037d185" style:font-weight-asian="bold" style:font-weight-complex="bold"/>
    </style:style>
    <style:style style:name="P7" style:family="paragraph" style:parent-style-name="Preformatted_20_Text">
      <style:text-properties fo:font-weight="bold" officeooo:paragraph-rsid="0039bb73" style:font-weight-asian="bold" style:font-weight-complex="bold"/>
    </style:style>
    <style:style style:name="P8" style:family="paragraph" style:parent-style-name="Preformatted_20_Text">
      <style:text-properties fo:font-weight="bold" officeooo:rsid="0039bb73" officeooo:paragraph-rsid="0039bb73" style:font-weight-asian="bold" style:font-weight-complex="bold"/>
    </style:style>
    <style:style style:name="P9" style:family="paragraph" style:parent-style-name="Text_20_body">
      <style:paragraph-properties fo:margin-left="0in" fo:margin-right="0in" fo:text-indent="0in" style:auto-text-indent="false" style:writing-mode="lr-tb"/>
      <style:text-properties officeooo:paragraph-rsid="00224070"/>
    </style:style>
    <style:style style:name="P10" style:family="paragraph" style:parent-style-name="Text_20_body">
      <style:paragraph-properties fo:margin-left="0in" fo:margin-right="0in" fo:text-indent="0in" style:auto-text-indent="false" style:writing-mode="lr-tb"/>
      <style:text-properties fo:font-weight="normal" officeooo:paragraph-rsid="00224070" style:font-weight-asian="normal" style:font-weight-complex="normal"/>
    </style:style>
    <style:style style:name="P11" style:family="paragraph" style:parent-style-name="Preformatted_20_Text">
      <style:text-properties fo:font-weight="normal" officeooo:rsid="00333726" officeooo:paragraph-rsid="00361ca6" style:font-weight-asian="normal" style:font-weight-complex="normal"/>
    </style:style>
    <style:style style:name="P12" style:family="paragraph" style:parent-style-name="Preformatted_20_Text">
      <style:text-properties fo:font-weight="normal" officeooo:paragraph-rsid="0031bab0" style:font-weight-asian="normal" style:font-weight-complex="normal"/>
    </style:style>
    <style:style style:name="P13" style:family="paragraph" style:parent-style-name="Preformatted_20_Text">
      <style:text-properties fo:font-weight="normal" officeooo:rsid="0037bef3" officeooo:paragraph-rsid="0037bef3" style:font-weight-asian="normal" style:font-weight-complex="normal"/>
    </style:style>
    <style:style style:name="P14" style:family="paragraph" style:parent-style-name="Preformatted_20_Text">
      <style:text-properties fo:font-weight="normal" officeooo:paragraph-rsid="003458d4" style:font-weight-asian="normal" style:font-weight-complex="normal"/>
    </style:style>
    <style:style style:name="P15" style:family="paragraph" style:parent-style-name="Preformatted_20_Text">
      <style:text-properties fo:font-weight="normal" officeooo:rsid="0039bb73" officeooo:paragraph-rsid="0039bb73" style:font-weight-asian="normal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weight="normal" officeooo:rsid="0037d185" officeooo:paragraph-rsid="0037d185" style:font-weight-asian="normal" style:font-weight-complex="normal"/>
    </style:style>
    <style:style style:name="P17" style:family="paragraph" style:parent-style-name="Text_20_body">
      <style:text-properties fo:font-size="15pt" officeooo:rsid="00242288" officeooo:paragraph-rsid="00242288" style:font-size-asian="15pt" style:font-size-complex="15pt"/>
    </style:style>
    <style:style style:name="P18" style:family="paragraph" style:parent-style-name="Title">
      <style:text-properties fo:font-size="15pt" officeooo:rsid="00242288" officeooo:paragraph-rsid="00242288" style:font-size-asian="15pt" style:font-size-complex="15pt"/>
    </style:style>
    <style:style style:name="P19" style:family="paragraph" style:parent-style-name="Heading_20_4">
      <style:paragraph-properties fo:margin-left="0in" fo:margin-right="0in" fo:text-indent="0in" style:auto-text-indent="false" fo:padding="0.0193in" fo:border="0.06pt solid #e3e3e3"/>
      <style:text-properties fo:font-size="13pt" style:font-size-asian="13pt" style:font-size-complex="13pt"/>
    </style:style>
    <style:style style:name="P20" style:family="paragraph" style:parent-style-name="Heading_20_3">
      <style:paragraph-properties fo:margin-left="0in" fo:margin-right="0in" fo:text-indent="0in" style:auto-text-indent="false" fo:padding="0.0193in" fo:border="0.06pt solid #e3e3e3"/>
      <style:text-properties fo:font-size="13pt" style:font-size-asian="13pt" style:font-size-complex="13pt"/>
    </style:style>
    <style:style style:name="P21" style:family="paragraph" style:parent-style-name="Text_20_body">
      <style:paragraph-properties fo:margin-left="0in" fo:margin-right="0in" fo:text-indent="0in" style:auto-text-indent="false" fo:padding="0.0193in" fo:border="0.06pt solid #e3e3e3"/>
      <style:text-properties fo:font-size="13pt" style:font-size-asian="13pt" style:font-size-complex="13pt"/>
    </style:style>
    <style:style style:name="P22" style:family="paragraph" style:parent-style-name="Table_20_Heading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23" style:family="paragraph" style:parent-style-name="Table_20_Contents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.0193in" fo:border="0.06pt solid #e3e3e3"/>
      <style:text-properties fo:font-size="13pt" style:font-size-asian="13pt" style:font-size-complex="13pt"/>
    </style:style>
    <style:style style:name="P25" style:family="paragraph" style:parent-style-name="Heading_20_3">
      <style:text-properties fo:font-size="13pt" officeooo:rsid="001f3bc6" officeooo:paragraph-rsid="001f3bc6" style:font-size-asian="13pt" style:font-size-complex="13pt"/>
    </style:style>
    <style:style style:name="P26" style:family="paragraph" style:parent-style-name="Text_20_body">
      <style:text-properties fo:font-size="13pt" officeooo:rsid="001f3bc6" officeooo:paragraph-rsid="001f3bc6" style:font-size-asian="13pt" style:font-size-complex="13pt"/>
    </style:style>
    <style:style style:name="P27" style:family="paragraph" style:parent-style-name="Preformatted_20_Text">
      <style:text-properties fo:font-size="13pt" officeooo:rsid="00302125" officeooo:paragraph-rsid="00302125" style:font-size-asian="13pt" style:font-size-complex="13pt"/>
    </style:style>
    <style:style style:name="P28" style:family="paragraph" style:parent-style-name="Text_20_body">
      <style:text-properties fo:font-size="13pt" officeooo:rsid="00302125" officeooo:paragraph-rsid="00302125" style:font-size-asian="13pt" style:font-size-complex="13pt"/>
    </style:style>
    <style:style style:name="P2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size="13pt" officeooo:paragraph-rsid="0037d185" style:font-size-asian="13pt" style:font-size-complex="13pt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3pt" officeooo:paragraph-rsid="0037d185" style:font-size-asian="13pt" style:font-size-complex="13pt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3pt" style:font-size-asian="13pt" style:font-size-complex="13pt"/>
    </style:style>
    <style:style style:name="P32" style:family="paragraph" style:parent-style-name="Table_20_Contents">
      <style:text-properties fo:font-size="13pt" style:font-size-asian="13pt" style:font-size-complex="13pt"/>
    </style:style>
    <style:style style:name="P33" style:family="paragraph" style:parent-style-name="Text_20_body">
      <style:paragraph-properties fo:margin-left="0in" fo:margin-right="0in" fo:text-indent="0in" style:auto-text-indent="false" style:writing-mode="lr-tb"/>
      <style:text-properties fo:font-size="13pt" style:font-size-asian="13pt" style:font-size-complex="13pt" loext:padding="0in" loext:border="none"/>
    </style:style>
    <style:style style:name="P34" style:family="paragraph" style:parent-style-name="Text_20_body">
      <style:text-properties fo:font-size="13pt" officeooo:paragraph-rsid="00266e3f" style:font-size-asian="13pt" style:font-size-complex="13pt"/>
    </style:style>
    <style:style style:name="P35" style:family="paragraph" style:parent-style-name="Text_20_body">
      <style:text-properties fo:font-size="13pt" officeooo:paragraph-rsid="00242288" style:font-size-asian="13pt" style:font-size-complex="13pt"/>
    </style:style>
    <style:style style:name="P36" style:family="paragraph" style:parent-style-name="Text_20_body">
      <style:text-properties fo:font-size="13pt" officeooo:paragraph-rsid="0024606f" style:font-size-asian="13pt" style:font-size-complex="13pt"/>
    </style:style>
    <style:style style:name="P37" style:family="paragraph" style:parent-style-name="Text_20_body">
      <style:text-properties fo:font-size="13pt" officeooo:rsid="0024606f" officeooo:paragraph-rsid="0024606f" style:font-size-asian="13pt" style:font-size-complex="13pt"/>
    </style:style>
    <style:style style:name="P38" style:family="paragraph" style:parent-style-name="Text_20_body">
      <style:text-properties fo:font-size="13pt" style:font-size-asian="13pt" style:font-size-complex="13pt"/>
    </style:style>
    <style:style style:name="P39" style:family="paragraph" style:parent-style-name="Text_20_body">
      <style:text-properties fo:font-size="13pt" officeooo:paragraph-rsid="00224070" style:font-size-asian="13pt" style:font-size-complex="13pt"/>
    </style:style>
    <style:style style:name="P40" style:family="paragraph" style:parent-style-name="Text_20_body">
      <style:paragraph-properties fo:margin-left="0in" fo:margin-right="0in" fo:text-indent="0in" style:auto-text-indent="false" style:writing-mode="lr-tb"/>
      <style:text-properties fo:font-size="13pt" officeooo:paragraph-rsid="00224070" style:font-size-asian="13pt" style:font-size-complex="13pt"/>
    </style:style>
    <style:style style:name="P41" style:family="paragraph" style:parent-style-name="Title">
      <style:text-properties fo:font-size="13pt" officeooo:paragraph-rsid="00224070" style:font-size-asian="13pt" style:font-size-complex="13pt"/>
    </style:style>
    <style:style style:name="P42" style:family="paragraph" style:parent-style-name="Text_20_body">
      <style:paragraph-properties fo:margin-left="0in" fo:margin-right="0in" fo:text-indent="0in" style:auto-text-indent="false" style:writing-mode="lr-tb"/>
      <style:text-properties fo:font-size="13pt" officeooo:rsid="00224070" officeooo:paragraph-rsid="00224070" style:font-size-asian="13pt" style:font-size-complex="13pt"/>
    </style:style>
    <style:style style:name="P43" style:family="paragraph" style:parent-style-name="Text_20_body">
      <style:text-properties fo:font-size="13pt" officeooo:rsid="002e68eb" officeooo:paragraph-rsid="002e68eb" style:font-size-asian="13pt" style:font-size-complex="13pt"/>
    </style:style>
    <style:style style:name="P44" style:family="paragraph" style:parent-style-name="Text_20_body">
      <style:text-properties fo:font-size="13pt" officeooo:paragraph-rsid="00361ca6" style:font-size-asian="13pt" style:font-size-complex="13pt"/>
    </style:style>
    <style:style style:name="P45" style:family="paragraph" style:parent-style-name="Text_20_body">
      <style:text-properties fo:font-size="13pt" officeooo:paragraph-rsid="00302125" style:font-size-asian="13pt" style:font-size-complex="13pt"/>
    </style:style>
    <style:style style:name="P46" style:family="paragraph" style:parent-style-name="Text_20_body">
      <style:text-properties fo:font-size="13pt" officeooo:rsid="003d6cb8" officeooo:paragraph-rsid="003d6cb8" style:font-size-asian="13pt" style:font-size-complex="13pt"/>
    </style:style>
    <style:style style:name="P47" style:family="paragraph" style:parent-style-name="Text_20_body">
      <style:text-properties fo:font-size="13pt" officeooo:paragraph-rsid="003e5ae0" style:font-size-asian="13pt" style:font-size-complex="13pt"/>
    </style:style>
    <style:style style:name="P48" style:family="paragraph" style:parent-style-name="Preformatted_20_Text">
      <style:text-properties fo:font-size="13pt" officeooo:rsid="00333726" officeooo:paragraph-rsid="003458d4" style:font-size-asian="13pt" style:font-size-complex="13pt"/>
    </style:style>
    <style:style style:name="P49" style:family="paragraph" style:parent-style-name="Preformatted_20_Text">
      <style:text-properties fo:font-size="13pt" officeooo:rsid="00333726" officeooo:paragraph-rsid="0037d185" style:font-size-asian="13pt" style:font-size-complex="13pt"/>
    </style:style>
    <style:style style:name="P5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size="13pt" officeooo:paragraph-rsid="004365e2" style:font-size-asian="13pt" style:font-size-complex="13pt"/>
    </style:style>
    <style:style style:name="P51" style:family="paragraph" style:parent-style-name="Text_20_body">
      <style:text-properties fo:font-size="13pt" officeooo:rsid="002169e0" officeooo:paragraph-rsid="002169e0" style:font-size-asian="13pt" style:font-size-complex="13pt"/>
    </style:style>
    <style:style style:name="P52" style:family="paragraph" style:parent-style-name="Standard">
      <style:paragraph-properties fo:margin-left="0in" fo:margin-right="0in" fo:text-indent="0in" style:auto-text-indent="false" style:writing-mode="lr-tb"/>
      <style:text-properties fo:font-size="13pt" fo:font-weight="bold" officeooo:rsid="00224070" officeooo:paragraph-rsid="00224070" style:font-size-asian="13pt" style:font-weight-asian="bold" style:font-size-complex="13pt" style:font-weight-complex="bold" loext:padding="0.0193in" loext:border="0.06pt solid #e3e3e3"/>
    </style:style>
    <style:style style:name="P53" style:family="paragraph" style:parent-style-name="Text_20_body">
      <style:paragraph-properties fo:margin-left="0in" fo:margin-right="0in" fo:text-indent="0in" style:auto-text-indent="false" style:writing-mode="lr-tb"/>
      <style:text-properties fo:font-size="13pt" fo:font-weight="bold" officeooo:rsid="00224070" officeooo:paragraph-rsid="00224070" style:font-size-asian="13pt" style:font-weight-asian="bold" style:font-size-complex="13pt" style:font-weight-complex="bold"/>
    </style:style>
    <style:style style:name="P54" style:family="paragraph" style:parent-style-name="Standard">
      <style:paragraph-properties fo:margin-left="0in" fo:margin-right="0in" fo:text-indent="0in" style:auto-text-indent="false" fo:padding="0in" fo:border="none"/>
      <style:text-properties fo:font-size="13pt" fo:font-weight="bold" officeooo:paragraph-rsid="00210e36" style:font-size-asian="13pt" style:font-weight-asian="bold" style:font-size-complex="13pt" style:font-weight-complex="bold"/>
    </style:style>
    <style:style style:name="P55" style:family="paragraph" style:parent-style-name="Standard">
      <style:paragraph-properties fo:margin-left="0in" fo:margin-right="0in" fo:text-indent="0in" style:auto-text-indent="false"/>
      <style:text-properties fo:font-size="13pt" fo:font-weight="bold" style:font-size-asian="13pt" style:font-weight-asian="bold" style:font-size-complex="13pt" style:font-weight-complex="bold" loext:padding="0.0193in" loext:border="0.06pt solid #e3e3e3"/>
    </style:style>
    <style:style style:name="P56" style:family="paragraph" style:parent-style-name="Text_20_body">
      <style:text-properties fo:font-size="13pt" fo:font-weight="bold" officeooo:rsid="00242288" officeooo:paragraph-rsid="00242288" style:font-size-asian="13pt" style:font-weight-asian="bold" style:font-size-complex="13pt" style:font-weight-complex="bold"/>
    </style:style>
    <style:style style:name="P57" style:family="paragraph" style:parent-style-name="Text_20_body">
      <style:text-properties fo:font-size="13pt" fo:font-weight="bold" officeooo:rsid="00242288" officeooo:paragraph-rsid="00302125" style:font-size-asian="13pt" style:font-weight-asian="bold" style:font-size-complex="13pt" style:font-weight-complex="bold"/>
    </style:style>
    <style:style style:name="P58" style:family="paragraph" style:parent-style-name="Text_20_body">
      <style:text-properties fo:font-size="13pt" fo:font-weight="bold" officeooo:rsid="00242288" officeooo:paragraph-rsid="002ff86a" style:font-size-asian="13pt" style:font-weight-asian="bold" style:font-size-complex="13pt" style:font-weight-complex="bold"/>
    </style:style>
    <style:style style:name="P59" style:family="paragraph" style:parent-style-name="Text_20_body">
      <style:text-properties fo:font-size="13pt" fo:font-weight="bold" officeooo:rsid="0024606f" officeooo:paragraph-rsid="0024606f" style:font-size-asian="13pt" style:font-weight-asian="bold" style:font-size-complex="13pt" style:font-weight-complex="bold"/>
    </style:style>
    <style:style style:name="P60" style:family="paragraph" style:parent-style-name="Text_20_body">
      <style:text-properties fo:font-size="13pt" fo:font-weight="bold" officeooo:rsid="002169e0" officeooo:paragraph-rsid="002169e0" style:font-size-asian="13pt" style:font-weight-asian="bold" style:font-size-complex="13pt" style:font-weight-complex="bold"/>
    </style:style>
    <style:style style:name="P61" style:family="paragraph" style:parent-style-name="Text_20_body">
      <style:text-properties fo:font-size="13pt" fo:font-weight="bold" officeooo:paragraph-rsid="00302125" style:font-size-asian="13pt" style:font-weight-asian="bold" style:font-size-complex="13pt" style:font-weight-complex="bold"/>
    </style:style>
    <style:style style:name="P62" style:family="paragraph" style:parent-style-name="Text_20_body">
      <style:text-properties fo:font-size="13pt" fo:font-weight="bold" officeooo:paragraph-rsid="003d6cb8" style:font-size-asian="13pt" style:font-weight-asian="bold" style:font-size-complex="13pt" style:font-weight-complex="bold"/>
    </style:style>
    <style:style style:name="P63" style:family="paragraph" style:parent-style-name="Text_20_body">
      <style:text-properties fo:font-size="13pt" fo:font-weight="bold" officeooo:rsid="003f3576" officeooo:paragraph-rsid="003f3576" style:font-size-asian="13pt" style:font-weight-asian="bold" style:font-size-complex="13pt" style:font-weight-complex="bold"/>
    </style:style>
    <style:style style:name="P64" style:family="paragraph" style:parent-style-name="Text_20_body">
      <style:text-properties fo:font-size="13pt" fo:font-weight="bold" officeooo:rsid="0040f180" officeooo:paragraph-rsid="0040f180" style:font-size-asian="13pt" style:font-weight-asian="bold" style:font-size-complex="13pt" style:font-weight-complex="bold"/>
    </style:style>
    <style:style style:name="P65" style:family="paragraph" style:parent-style-name="Text_20_body">
      <style:text-properties fo:font-size="13pt" fo:font-weight="bold" officeooo:rsid="0040f180" officeooo:paragraph-rsid="00459827" style:font-size-asian="13pt" style:font-weight-asian="bold" style:font-size-complex="13pt" style:font-weight-complex="bold"/>
    </style:style>
    <style:style style:name="P66" style:family="paragraph" style:parent-style-name="Preformatted_20_Text">
      <style:text-properties fo:font-size="13pt" fo:font-weight="bold" officeooo:paragraph-rsid="0031bab0" style:font-size-asian="13pt" style:font-weight-asian="bold" style:font-size-complex="13pt" style:font-weight-complex="bold"/>
    </style:style>
    <style:style style:name="P67" style:family="paragraph" style:parent-style-name="Preformatted_20_Text">
      <style:text-properties fo:font-size="13pt" fo:font-weight="bold" officeooo:rsid="00333726" officeooo:paragraph-rsid="0039bb73" style:font-size-asian="13pt" style:font-weight-asian="bold" style:font-size-complex="13pt" style:font-weight-complex="bold"/>
    </style:style>
    <style:style style:name="P68" style:family="paragraph" style:parent-style-name="Preformatted_20_Text">
      <style:text-properties fo:font-size="13pt" fo:font-weight="bold" officeooo:rsid="00333726" officeooo:paragraph-rsid="0037d185" style:font-size-asian="13pt" style:font-weight-asian="bold" style:font-size-complex="13pt" style:font-weight-complex="bold"/>
    </style:style>
    <style:style style:name="P69" style:family="paragraph" style:parent-style-name="Preformatted_20_Text">
      <style:text-properties fo:font-size="13pt" fo:font-weight="bold" officeooo:rsid="00333726" officeooo:paragraph-rsid="003458d4" style:font-size-asian="13pt" style:font-weight-asian="bold" style:font-size-complex="13pt" style:font-weight-complex="bold"/>
    </style:style>
    <style:style style:name="P70" style:family="paragraph" style:parent-style-name="Preformatted_20_Text">
      <style:text-properties fo:font-size="13pt" fo:font-weight="bold" officeooo:rsid="0037bef3" officeooo:paragraph-rsid="0037bef3" style:font-size-asian="13pt" style:font-weight-asian="bold" style:font-size-complex="13pt" style:font-weight-complex="bold"/>
    </style:style>
    <style:style style:name="P71" style:family="paragraph" style:parent-style-name="Text_20_body">
      <style:text-properties fo:font-size="13pt" fo:font-weight="bold" officeooo:rsid="0037bef3" officeooo:paragraph-rsid="003e5ae0" style:font-size-asian="13pt" style:font-weight-asian="bold" style:font-size-complex="13pt" style:font-weight-complex="bold"/>
    </style:style>
    <style:style style:name="P72" style:family="paragraph" style:parent-style-name="Preformatted_20_Text">
      <style:text-properties fo:font-size="13pt" fo:font-weight="bold" officeooo:rsid="0039bb73" officeooo:paragraph-rsid="0039bb73" style:font-size-asian="13pt" style:font-weight-asian="bold" style:font-size-complex="13pt" style:font-weight-complex="bold"/>
    </style:style>
    <style:style style:name="P73" style:family="paragraph" style:parent-style-name="Preformatted_20_Text">
      <style:text-properties fo:font-size="13pt" fo:font-weight="bold" officeooo:rsid="0037d185" officeooo:paragraph-rsid="0037d185" style:font-size-asian="13pt" style:font-weight-asian="bold" style:font-size-complex="13pt" style:font-weight-complex="bold"/>
    </style:style>
    <style:style style:name="P7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size="13pt" fo:font-weight="bold" officeooo:paragraph-rsid="0037d185" style:font-size-asian="13pt" style:font-weight-asian="bold" style:font-size-complex="13pt" style:font-weight-complex="bold"/>
    </style:style>
    <style:style style:name="P75" style:family="paragraph" style:parent-style-name="Text_20_body">
      <style:text-properties fo:font-size="13pt" fo:font-weight="bold" officeooo:rsid="003d6cb8" officeooo:paragraph-rsid="003d6cb8" style:font-size-asian="13pt" style:font-weight-asian="bold" style:font-size-complex="13pt" style:font-weight-complex="bold"/>
    </style:style>
    <style:style style:name="P76" style:family="paragraph" style:parent-style-name="Text_20_body">
      <style:text-properties fo:font-size="13pt" fo:font-weight="bold" officeooo:rsid="001f3bc6" officeooo:paragraph-rsid="001f3bc6" style:font-size-asian="13pt" style:font-weight-asian="bold" style:font-size-complex="13pt" style:font-weight-complex="bold"/>
    </style:style>
    <style:style style:name="P77" style:family="paragraph" style:parent-style-name="Text_20_body">
      <style:paragraph-properties fo:margin-left="0in" fo:margin-right="0in" fo:text-indent="0in" style:auto-text-indent="false" style:writing-mode="lr-tb"/>
      <style:text-properties fo:font-size="13pt" fo:font-weight="bold" officeooo:rsid="0047afad" officeooo:paragraph-rsid="0047afad" style:font-size-asian="13pt" style:font-weight-asian="bold" style:font-size-complex="13pt" style:font-weight-complex="bold"/>
    </style:style>
    <style:style style:name="P78" style:family="paragraph" style:parent-style-name="Text_20_body">
      <style:paragraph-properties fo:margin-left="0in" fo:margin-right="0in" fo:text-indent="0in" style:auto-text-indent="false" style:writing-mode="lr-tb"/>
      <style:text-properties fo:font-size="13pt" fo:font-weight="bold" officeooo:rsid="002542f5" officeooo:paragraph-rsid="002542f5" style:font-size-asian="13pt" style:font-weight-asian="bold" style:font-size-complex="13pt" style:font-weight-complex="bold"/>
    </style:style>
    <style:style style:name="P79" style:family="paragraph" style:parent-style-name="Heading_20_3">
      <style:text-properties fo:font-size="13pt" fo:font-weight="normal" officeooo:paragraph-rsid="003e5ae0" style:font-size-asian="13pt" style:font-weight-asian="normal" style:font-size-complex="13pt" style:font-weight-complex="normal"/>
    </style:style>
    <style:style style:name="P80" style:family="paragraph" style:parent-style-name="Text_20_body">
      <style:text-properties fo:font-size="13pt" fo:font-weight="normal" officeooo:paragraph-rsid="003e5ae0" style:font-size-asian="13pt" style:font-weight-asian="normal" style:font-size-complex="13pt" style:font-weight-complex="normal"/>
    </style:style>
    <style:style style:name="P81" style:family="paragraph" style:parent-style-name="Preformatted_20_Text">
      <style:text-properties fo:font-size="13pt" fo:font-weight="normal" officeooo:rsid="0031bab0" officeooo:paragraph-rsid="0031bab0" style:font-size-asian="13pt" style:font-weight-asian="normal" style:font-size-complex="13pt" style:font-weight-complex="normal"/>
    </style:style>
    <style:style style:name="P82" style:family="paragraph" style:parent-style-name="Text_20_body">
      <style:text-properties fo:font-size="13pt" fo:font-weight="normal" officeooo:rsid="00242288" officeooo:paragraph-rsid="00242288" style:font-size-asian="13pt" style:font-weight-asian="normal" style:font-size-complex="13pt" style:font-weight-complex="normal"/>
    </style:style>
    <style:style style:name="P83" style:family="paragraph" style:parent-style-name="Text_20_body">
      <style:text-properties fo:font-size="13pt" fo:font-weight="normal" officeooo:rsid="00242288" officeooo:paragraph-rsid="00302125" style:font-size-asian="13pt" style:font-weight-asian="normal" style:font-size-complex="13pt" style:font-weight-complex="normal"/>
    </style:style>
    <style:style style:name="P84" style:family="paragraph" style:parent-style-name="Text_20_body">
      <style:text-properties fo:font-size="13pt" fo:font-weight="normal" officeooo:rsid="0024606f" officeooo:paragraph-rsid="0024606f" style:font-size-asian="13pt" style:font-weight-asian="normal" style:font-size-complex="13pt" style:font-weight-complex="normal"/>
    </style:style>
    <style:style style:name="P85" style:family="paragraph" style:parent-style-name="Text_20_body">
      <style:paragraph-properties fo:margin-left="0in" fo:margin-right="0in" fo:text-indent="0in" style:auto-text-indent="false" style:writing-mode="lr-tb"/>
      <style:text-properties fo:font-size="13pt" fo:font-weight="normal" officeooo:paragraph-rsid="00224070" style:font-size-asian="13pt" style:font-weight-asian="normal" style:font-size-complex="13pt" style:font-weight-complex="normal"/>
    </style:style>
    <style:style style:name="P86" style:family="paragraph" style:parent-style-name="Text_20_body">
      <style:text-properties fo:font-size="13pt" fo:font-weight="normal" officeooo:paragraph-rsid="00224070" style:font-size-asian="13pt" style:font-weight-asian="normal" style:font-size-complex="13pt" style:font-weight-complex="normal"/>
    </style:style>
    <style:style style:name="P87" style:family="paragraph" style:parent-style-name="Text_20_body">
      <style:text-properties fo:font-size="13pt" fo:font-weight="normal" officeooo:paragraph-rsid="002ff86a" style:font-size-asian="13pt" style:font-weight-asian="normal" style:font-size-complex="13pt" style:font-weight-complex="normal"/>
    </style:style>
    <style:style style:name="P88" style:family="paragraph" style:parent-style-name="Text_20_body">
      <style:text-properties fo:font-size="13pt" fo:font-weight="normal" officeooo:paragraph-rsid="00302125" style:font-size-asian="13pt" style:font-weight-asian="normal" style:font-size-complex="13pt" style:font-weight-complex="normal"/>
    </style:style>
    <style:style style:name="P89" style:family="paragraph" style:parent-style-name="Text_20_body">
      <style:text-properties fo:font-size="13pt" fo:font-weight="normal" officeooo:paragraph-rsid="003d6cb8" style:font-size-asian="13pt" style:font-weight-asian="normal" style:font-size-complex="13pt" style:font-weight-complex="normal"/>
    </style:style>
    <style:style style:name="P90" style:family="paragraph" style:parent-style-name="Text_20_body">
      <style:text-properties fo:font-size="13pt" fo:font-weight="normal" officeooo:rsid="003e5ae0" officeooo:paragraph-rsid="003e5ae0" style:font-size-asian="13pt" style:font-weight-asian="normal" style:font-size-complex="13pt" style:font-weight-complex="normal"/>
    </style:style>
    <style:style style:name="P91" style:family="paragraph" style:parent-style-name="Text_20_body">
      <style:text-properties fo:font-size="13pt" fo:font-weight="normal" officeooo:rsid="003f3576" officeooo:paragraph-rsid="003f3576" style:font-size-asian="13pt" style:font-weight-asian="normal" style:font-size-complex="13pt" style:font-weight-complex="normal"/>
    </style:style>
    <style:style style:name="P92" style:family="paragraph" style:parent-style-name="Text_20_body">
      <style:text-properties fo:font-size="13pt" fo:font-weight="normal" officeooo:rsid="0040f180" officeooo:paragraph-rsid="0040f180" style:font-size-asian="13pt" style:font-weight-asian="normal" style:font-size-complex="13pt" style:font-weight-complex="normal"/>
    </style:style>
    <style:style style:name="P93" style:family="paragraph" style:parent-style-name="Preformatted_20_Text">
      <style:text-properties fo:font-size="13pt" fo:font-weight="normal" officeooo:paragraph-rsid="0031bab0" style:font-size-asian="13pt" style:font-weight-asian="normal" style:font-size-complex="13pt" style:font-weight-complex="normal"/>
    </style:style>
    <style:style style:name="P94" style:family="paragraph" style:parent-style-name="Preformatted_20_Text">
      <style:text-properties fo:font-size="13pt" fo:font-weight="normal" officeooo:rsid="00333726" officeooo:paragraph-rsid="003458d4" style:font-size-asian="13pt" style:font-weight-asian="normal" style:font-size-complex="13pt" style:font-weight-complex="normal"/>
    </style:style>
    <style:style style:name="P95" style:family="paragraph" style:parent-style-name="Preformatted_20_Text">
      <style:text-properties fo:font-size="13pt" fo:font-weight="normal" officeooo:rsid="00333726" officeooo:paragraph-rsid="0039bb73" style:font-size-asian="13pt" style:font-weight-asian="normal" style:font-size-complex="13pt" style:font-weight-complex="normal"/>
    </style:style>
    <style:style style:name="P96" style:family="paragraph" style:parent-style-name="Preformatted_20_Text">
      <style:text-properties fo:font-size="13pt" fo:font-weight="normal" officeooo:rsid="0037bef3" officeooo:paragraph-rsid="0037bef3" style:font-size-asian="13pt" style:font-weight-asian="normal" style:font-size-complex="13pt" style:font-weight-complex="normal"/>
    </style:style>
    <style:style style:name="P97" style:family="paragraph" style:parent-style-name="Text_20_body">
      <style:text-properties fo:font-size="13pt" fo:font-weight="normal" officeooo:rsid="0037bef3" officeooo:paragraph-rsid="003e5ae0" style:font-size-asian="13pt" style:font-weight-asian="normal" style:font-size-complex="13pt" style:font-weight-complex="normal"/>
    </style:style>
    <style:style style:name="P98" style:family="paragraph" style:parent-style-name="Preformatted_20_Text">
      <style:text-properties fo:font-size="13pt" fo:font-weight="normal" officeooo:rsid="0039bb73" officeooo:paragraph-rsid="0039bb73" style:font-size-asian="13pt" style:font-weight-asian="normal" style:font-size-complex="13pt" style:font-weight-complex="normal"/>
    </style:style>
    <style:style style:name="P99" style:family="paragraph" style:parent-style-name="Text_20_body">
      <style:text-properties fo:font-size="13pt" fo:font-weight="normal" officeooo:rsid="004365e2" officeooo:paragraph-rsid="004365e2" style:font-size-asian="13pt" style:font-weight-asian="normal" style:font-size-complex="13pt" style:font-weight-complex="normal"/>
    </style:style>
    <style:style style:name="P100" style:family="paragraph" style:parent-style-name="Text_20_body">
      <style:text-properties fo:font-size="13pt" fo:font-weight="normal" officeooo:rsid="0043ec12" officeooo:paragraph-rsid="0043ec12" style:font-size-asian="13pt" style:font-weight-asian="normal" style:font-size-complex="13pt" style:font-weight-complex="normal"/>
    </style:style>
    <style:style style:name="P101" style:family="paragraph" style:parent-style-name="Preformatted_20_Text">
      <style:text-properties officeooo:paragraph-rsid="0031bab0"/>
    </style:style>
    <style:style style:name="P102" style:family="paragraph" style:parent-style-name="Preformatted_20_Text">
      <style:text-properties officeooo:rsid="00333726" officeooo:paragraph-rsid="003458d4"/>
    </style:style>
    <style:style style:name="P10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37d185"/>
    </style:style>
    <style:style style:name="P104" style:family="paragraph" style:parent-style-name="Preformatted_20_Text">
      <style:text-properties officeooo:rsid="003d6cb8" officeooo:paragraph-rsid="003d6cb8"/>
    </style:style>
    <style:style style:name="P105" style:family="paragraph" style:parent-style-name="Preformatted_20_Text">
      <style:text-properties officeooo:rsid="0042b866" officeooo:paragraph-rsid="0042b866"/>
    </style:style>
    <style:style style:name="P106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07" style:family="paragraph" style:parent-style-name="Text_20_body">
      <style:text-properties officeooo:paragraph-rsid="003d6cb8"/>
    </style:style>
    <style:style style:name="P108" style:family="paragraph" style:parent-style-name="Text_20_body">
      <style:paragraph-properties fo:margin-left="0in" fo:margin-right="0in" fo:text-indent="0in" style:auto-text-indent="false" style:writing-mode="lr-tb"/>
      <style:text-properties officeooo:paragraph-rsid="0047afad"/>
    </style:style>
    <style:style style:name="P109" style:family="paragraph" style:parent-style-name="Text_20_body">
      <style:text-properties officeooo:paragraph-rsid="0047afad"/>
    </style:style>
    <style:style style:name="P110" style:family="paragraph" style:parent-style-name="Text_20_body">
      <style:text-properties officeooo:rsid="0048280a" officeooo:paragraph-rsid="0048280a"/>
    </style:style>
    <style:style style:name="P111" style:family="paragraph" style:parent-style-name="Preformatted_20_Text">
      <style:text-properties fo:font-size="13pt" officeooo:rsid="003d6cb8" officeooo:paragraph-rsid="003d6cb8" style:font-size-asian="13pt" style:font-size-complex="13pt"/>
    </style:style>
    <style:style style:name="P112" style:family="paragraph" style:parent-style-name="Preformatted_20_Text">
      <style:text-properties fo:font-size="13pt" officeooo:rsid="00333726" officeooo:paragraph-rsid="003458d4" style:font-size-asian="13pt" style:font-size-complex="13pt"/>
    </style:style>
    <style:style style:name="P113" style:family="paragraph" style:parent-style-name="Preformatted_20_Text">
      <style:text-properties fo:font-size="13pt" fo:font-weight="normal" officeooo:rsid="0039bb73" officeooo:paragraph-rsid="0039bb73" style:font-size-asian="13pt" style:font-weight-asian="normal" style:font-size-complex="13pt" style:font-weight-complex="normal"/>
    </style:style>
    <style:style style:name="P114" style:family="paragraph" style:parent-style-name="Footer">
      <style:text-properties officeooo:rsid="0047afad" officeooo:paragraph-rsid="002deac0"/>
    </style:style>
    <style:style style:name="P115" style:family="paragraph" style:parent-style-name="Text_20_body">
      <style:text-properties fo:font-size="13pt" fo:font-weight="bold" officeooo:rsid="0037bef3" officeooo:paragraph-rsid="003e5ae0" style:font-size-asian="13pt" style:font-weight-asian="bold" style:font-size-complex="13pt" style:font-weight-complex="bold"/>
    </style:style>
    <style:style style:name="P11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3pt" fo:font-weight="bold" officeooo:rsid="0037d185" officeooo:paragraph-rsid="0037d185" style:font-size-asian="13pt" style:font-weight-asian="bold" style:font-size-complex="13pt" style:font-weight-complex="bold"/>
    </style:style>
    <style:style style:name="P117" style:family="paragraph" style:parent-style-name="Text_20_body">
      <style:text-properties fo:font-size="13pt" fo:font-weight="bold" officeooo:rsid="004365e2" officeooo:paragraph-rsid="004365e2" style:font-size-asian="13pt" style:font-weight-asian="bold" style:font-size-complex="13pt" style:font-weight-complex="bold"/>
    </style:style>
    <style:style style:name="P118" style:family="paragraph" style:parent-style-name="Text_20_body">
      <style:text-properties fo:font-size="13pt" fo:font-weight="bold" officeooo:rsid="0043ec12" officeooo:paragraph-rsid="0043ec12" style:font-size-asian="13pt" style:font-weight-asian="bold" style:font-size-complex="13pt" style:font-weight-complex="bold"/>
    </style:style>
    <style:style style:name="P119" style:family="paragraph" style:parent-style-name="Text_20_body">
      <style:text-properties fo:font-size="13pt" fo:font-weight="bold" officeooo:rsid="0043ec12" officeooo:paragraph-rsid="00459827" style:font-size-asian="13pt" style:font-weight-asian="bold" style:font-size-complex="13pt" style:font-weight-complex="bold"/>
    </style:style>
    <style:style style:name="P120" style:family="paragraph" style:parent-style-name="Text_20_body">
      <style:text-properties fo:font-size="13pt" fo:font-weight="bold" officeooo:rsid="00224070" officeooo:paragraph-rsid="0047afad" style:font-size-asian="13pt" style:font-weight-asian="bold" style:font-size-complex="13pt" style:font-weight-complex="bold" loext:padding="0in" loext:border="none"/>
    </style:style>
    <style:style style:name="P121" style:family="paragraph" style:parent-style-name="Text_20_body">
      <style:text-properties fo:font-size="13pt" fo:font-weight="normal" officeooo:rsid="0043ec12" officeooo:paragraph-rsid="00459827" style:font-size-asian="13pt" style:font-weight-asian="normal" style:font-size-complex="13pt" style:font-weight-complex="normal"/>
    </style:style>
    <style:style style:name="P122" style:family="paragraph" style:parent-style-name="Text_20_body">
      <style:text-properties fo:font-size="13pt" fo:font-weight="normal" officeooo:rsid="0040f180" officeooo:paragraph-rsid="0043ec12" style:font-size-asian="13pt" style:font-weight-asian="normal" style:font-size-complex="13pt" style:font-weight-complex="normal"/>
    </style:style>
    <style:style style:name="P123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 fo:padding="0.0193in" fo:border="0.06pt solid #e3e3e3"/>
      <style:text-properties fo:font-size="13pt" style:font-size-asian="13pt" style:font-size-complex="13pt"/>
    </style:style>
    <style:style style:name="P124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 fo:padding="0.0193in" fo:border="0.06pt solid #e3e3e3"/>
      <style:text-properties fo:font-size="13pt" officeooo:paragraph-rsid="002e68eb" style:font-size-asian="13pt" style:font-size-complex="13pt"/>
    </style:style>
    <style:style style:name="P125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 fo:padding="0.0193in" fo:border="0.06pt solid #e3e3e3"/>
      <style:text-properties fo:font-size="13pt" style:font-size-asian="13pt" style:font-size-complex="13pt"/>
    </style:style>
    <style:style style:name="P126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 fo:padding="0.0193in" fo:border="0.06pt solid #e3e3e3"/>
      <style:text-properties fo:font-size="13pt" style:font-size-asian="13pt" style:font-size-complex="13pt"/>
    </style:style>
    <style:style style:name="P127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 fo:padding="0.0193in" fo:border="0.06pt solid #e3e3e3"/>
      <style:text-properties fo:font-size="13pt" officeooo:paragraph-rsid="00459827" style:font-size-asian="13pt" style:font-size-complex="13pt"/>
    </style:style>
    <style:style style:name="P128" style:family="paragraph" style:parent-style-name="Text_20_body" style:list-style-name="L16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3pt" officeooo:paragraph-rsid="0047afad" style:font-size-asian="13pt" style:font-size-complex="13pt"/>
    </style:style>
    <style:style style:name="P129" style:family="paragraph" style:parent-style-name="Text_20_body" style:list-style-name="L17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3pt" officeooo:paragraph-rsid="0047afad" style:font-size-asian="13pt" style:font-size-complex="13pt"/>
    </style:style>
    <style:style style:name="P130" style:family="paragraph" style:parent-style-name="Text_20_body" style:list-style-name="L19">
      <style:paragraph-properties fo:margin-left="0in" fo:margin-right="0in" fo:margin-top="0in" fo:margin-bottom="0in" style:contextual-spacing="false" fo:text-indent="0in" style:auto-text-indent="false" fo:padding="0.0193in" fo:border="0.06pt solid #e3e3e3"/>
      <style:text-properties fo:font-size="13pt" officeooo:paragraph-rsid="0048280a" style:font-size-asian="13pt" style:font-size-complex="13pt"/>
    </style:style>
    <style:style style:name="P131" style:family="paragraph" style:parent-style-name="Text_20_body" style:list-style-name="L19">
      <style:paragraph-properties fo:margin-left="0in" fo:margin-right="0in" fo:margin-top="0in" fo:margin-bottom="0in" style:contextual-spacing="false" fo:text-indent="0in" style:auto-text-indent="false" fo:padding="0.0193in" fo:border="0.06pt solid #e3e3e3"/>
      <style:text-properties fo:font-size="13pt" style:font-size-asian="13pt" style:font-size-complex="13pt"/>
    </style:style>
    <style:style style:name="P132" style:family="paragraph" style:parent-style-name="Text_20_body" style:list-style-name="L1">
      <style:paragraph-properties fo:margin-top="0in" fo:margin-bottom="0in" style:contextual-spacing="false"/>
      <style:text-properties officeooo:paragraph-rsid="003e5ae0"/>
    </style:style>
    <style:style style:name="P133" style:family="paragraph" style:parent-style-name="Text_20_body" style:list-style-name="L2">
      <style:paragraph-properties fo:margin-top="0in" fo:margin-bottom="0in" style:contextual-spacing="false"/>
    </style:style>
    <style:style style:name="P134" style:family="paragraph" style:parent-style-name="Text_20_body" style:list-style-name="L3">
      <style:paragraph-properties fo:margin-top="0in" fo:margin-bottom="0in" style:contextual-spacing="false"/>
    </style:style>
    <style:style style:name="P135" style:family="paragraph" style:parent-style-name="Text_20_body" style:list-style-name="L4">
      <style:paragraph-properties fo:margin-top="0in" fo:margin-bottom="0in" style:contextual-spacing="false"/>
    </style:style>
    <style:style style:name="P136" style:family="paragraph" style:parent-style-name="Text_20_body" style:list-style-name="L5">
      <style:paragraph-properties fo:margin-top="0in" fo:margin-bottom="0in" style:contextual-spacing="false"/>
    </style:style>
    <style:style style:name="P137" style:family="paragraph" style:parent-style-name="Text_20_body" style:list-style-name="L6">
      <style:paragraph-properties fo:margin-top="0in" fo:margin-bottom="0in" style:contextual-spacing="false"/>
    </style:style>
    <style:style style:name="P138" style:family="paragraph" style:parent-style-name="Text_20_body" style:list-style-name="L7">
      <style:paragraph-properties fo:margin-top="0in" fo:margin-bottom="0in" style:contextual-spacing="false"/>
    </style:style>
    <style:style style:name="P139" style:family="paragraph" style:parent-style-name="Text_20_body" style:list-style-name="L8">
      <style:paragraph-properties fo:margin-top="0in" fo:margin-bottom="0in" style:contextual-spacing="false"/>
    </style:style>
    <style:style style:name="P140" style:family="paragraph" style:parent-style-name="Text_20_body" style:list-style-name="L9">
      <style:paragraph-properties fo:margin-top="0in" fo:margin-bottom="0in" style:contextual-spacing="false"/>
    </style:style>
    <style:style style:name="P141" style:family="paragraph" style:parent-style-name="Text_20_body" style:list-style-name="L10">
      <style:paragraph-properties fo:margin-top="0in" fo:margin-bottom="0in" style:contextual-spacing="false"/>
    </style:style>
    <style:style style:name="P142" style:family="paragraph" style:parent-style-name="Text_20_body" style:list-style-name="L11"/>
    <style:style style:name="P143" style:family="paragraph" style:parent-style-name="Text_20_body" style:list-style-name="L18">
      <style:paragraph-properties fo:margin-left="0in" fo:margin-right="0in" fo:text-indent="0in" style:auto-text-indent="false" fo:padding="0in" fo:border="none"/>
      <style:text-properties officeooo:paragraph-rsid="0047afad"/>
    </style:style>
    <style:style style:name="P144" style:family="paragraph" style:parent-style-name="Text_20_body" style:list-style-name="L20">
      <style:paragraph-properties fo:margin-left="0in" fo:margin-right="0in" fo:text-indent="0in" style:auto-text-indent="false" fo:padding="0.0193in" fo:border="0.06pt solid #e3e3e3"/>
    </style:style>
    <style:style style:name="P145" style:family="paragraph" style:parent-style-name="Text_20_body" style:list-style-name="L21">
      <style:paragraph-properties fo:margin-left="0in" fo:margin-right="0in" fo:text-indent="0in" style:auto-text-indent="false" fo:padding="0.0193in" fo:border="0.06pt solid #e3e3e3"/>
    </style:style>
    <style:style style:name="P146" style:family="paragraph">
      <style:paragraph-properties fo:text-align="center"/>
    </style:style>
    <style:style style:name="T1" style:family="text">
      <style:text-properties officeooo:rsid="0047afad"/>
    </style:style>
    <style:style style:name="T2" style:family="text">
      <style:text-properties officeooo:rsid="00210e36"/>
    </style:style>
    <style:style style:name="T3" style:family="text">
      <style:text-properties style:use-window-font-color="true" loext:opacity="0%" officeooo:rsid="00210e3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66e3f" style:font-weight-asian="normal" style:font-weight-complex="normal"/>
    </style:style>
    <style:style style:name="T6" style:family="text">
      <style:text-properties fo:font-weight="normal" officeooo:rsid="00242288" style:font-weight-asian="normal" style:font-weight-complex="normal"/>
    </style:style>
    <style:style style:name="T7" style:family="text">
      <style:text-properties fo:font-weight="normal" officeooo:rsid="0024606f" style:font-weight-asian="normal" style:font-weight-complex="normal"/>
    </style:style>
    <style:style style:name="T8" style:family="text">
      <style:text-properties fo:font-weight="normal" officeooo:rsid="00224070" style:font-weight-asian="normal" style:font-weight-complex="normal"/>
    </style:style>
    <style:style style:name="T9" style:family="text">
      <style:text-properties fo:font-weight="normal" officeooo:rsid="0031bab0" style:font-weight-asian="normal" style:font-weight-complex="normal"/>
    </style:style>
    <style:style style:name="T10" style:family="text">
      <style:text-properties fo:font-weight="normal" officeooo:rsid="00361ca6" style:font-weight-asian="normal" style:font-weight-complex="normal"/>
    </style:style>
    <style:style style:name="T11" style:family="text">
      <style:text-properties fo:font-weight="normal" officeooo:rsid="00302125" style:font-weight-asian="normal" style:font-weight-complex="normal"/>
    </style:style>
    <style:style style:name="T12" style:family="text">
      <style:text-properties fo:font-weight="normal" officeooo:rsid="0043ec12" style:font-weight-asian="normal" style:font-weight-complex="normal"/>
    </style:style>
    <style:style style:name="T13" style:family="text">
      <style:text-properties fo:font-weight="normal" officeooo:rsid="00459827" style:font-weight-asian="normal" style:font-weight-complex="normal"/>
    </style:style>
    <style:style style:name="T14" style:family="text">
      <style:text-properties fo:font-weight="normal" officeooo:rsid="0047afad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24070" style:font-weight-asian="bold" style:font-weight-complex="bold"/>
    </style:style>
    <style:style style:name="T17" style:family="text">
      <style:text-properties fo:font-weight="bold" officeooo:rsid="00242288" style:font-weight-asian="bold" style:font-weight-complex="bold"/>
    </style:style>
    <style:style style:name="T18" style:family="text">
      <style:text-properties fo:font-weight="bold" officeooo:rsid="00266e3f" style:font-weight-asian="bold" style:font-weight-complex="bold"/>
    </style:style>
    <style:style style:name="T19" style:family="text">
      <style:text-properties fo:font-weight="bold" officeooo:rsid="0024606f" style:font-weight-asian="bold" style:font-weight-complex="bold"/>
    </style:style>
    <style:style style:name="T20" style:family="text">
      <style:text-properties fo:font-weight="bold" officeooo:rsid="0031bab0" style:font-weight-asian="bold" style:font-weight-complex="bold"/>
    </style:style>
    <style:style style:name="T21" style:family="text">
      <style:text-properties fo:font-weight="bold" officeooo:rsid="00302125" style:font-weight-asian="bold" style:font-weight-complex="bold"/>
    </style:style>
    <style:style style:name="T22" style:family="text">
      <style:text-properties fo:font-weight="bold" officeooo:rsid="003458d4" style:font-weight-asian="bold" style:font-weight-complex="bold"/>
    </style:style>
    <style:style style:name="T23" style:family="text">
      <style:text-properties fo:font-weight="bold" officeooo:rsid="0037bef3" style:font-weight-asian="bold" style:font-weight-complex="bold"/>
    </style:style>
    <style:style style:name="T24" style:family="text">
      <style:text-properties fo:font-weight="bold" officeooo:rsid="0037d185" style:font-weight-asian="bold" style:font-weight-complex="bold"/>
    </style:style>
    <style:style style:name="T25" style:family="text">
      <style:text-properties fo:font-weight="bold" officeooo:rsid="003d6cb8" style:font-weight-asian="bold" style:font-weight-complex="bold"/>
    </style:style>
    <style:style style:name="T26" style:family="text">
      <style:text-properties fo:font-weight="bold" officeooo:rsid="003e5ae0" style:font-weight-asian="bold" style:font-weight-complex="bold"/>
    </style:style>
    <style:style style:name="T27" style:family="text">
      <style:text-properties fo:font-weight="bold" officeooo:rsid="0047afad" style:font-weight-asian="bold" style:font-weight-complex="bold"/>
    </style:style>
    <style:style style:name="T28" style:family="text">
      <style:text-properties officeooo:rsid="002542f5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3pt" style:font-size-asian="13pt" style:font-size-complex="13pt" loext:padding="0in" loext:border="none"/>
    </style:style>
    <style:style style:name="T31" style:family="text">
      <style:text-properties fo:font-size="13pt" style:font-size-asian="13pt" style:font-size-complex="13pt" loext:padding="0.0193in" loext:border="0.06pt solid #e3e3e3"/>
    </style:style>
    <style:style style:name="T32" style:family="text">
      <style:text-properties fo:font-size="13pt" officeooo:rsid="00224070" style:font-size-asian="13pt" style:font-size-complex="13pt"/>
    </style:style>
    <style:style style:name="T33" style:family="text">
      <style:text-properties fo:font-size="13pt" officeooo:rsid="00224070" style:font-size-asian="13pt" style:font-size-complex="13pt" loext:padding="0in" loext:border="none"/>
    </style:style>
    <style:style style:name="T34" style:family="text">
      <style:text-properties fo:font-size="13pt" officeooo:rsid="00333726" style:font-size-asian="13pt" style:font-size-complex="13pt"/>
    </style:style>
    <style:style style:name="T35" style:family="text">
      <style:text-properties fo:font-size="13pt" officeooo:rsid="00361ca6" style:font-size-asian="13pt" style:font-size-complex="13pt"/>
    </style:style>
    <style:style style:name="T36" style:family="text">
      <style:text-properties fo:font-size="13pt" officeooo:rsid="0037bef3" style:font-size-asian="13pt" style:font-size-complex="13pt"/>
    </style:style>
    <style:style style:name="T37" style:family="text">
      <style:text-properties fo:font-size="13pt" officeooo:rsid="0037d185" style:font-size-asian="13pt" style:font-size-complex="13pt"/>
    </style:style>
    <style:style style:name="T38" style:family="text">
      <style:text-properties fo:font-size="13pt" officeooo:rsid="0038b7f5" style:font-size-asian="13pt" style:font-size-complex="13pt"/>
    </style:style>
    <style:style style:name="T39" style:family="text">
      <style:text-properties fo:font-size="13pt" officeooo:rsid="003bb4a8" style:font-size-asian="13pt" style:font-size-complex="13pt"/>
    </style:style>
    <style:style style:name="T40" style:family="text">
      <style:text-properties fo:font-size="13pt" officeooo:rsid="003cd6f9" style:font-size-asian="13pt" style:font-size-complex="13pt"/>
    </style:style>
    <style:style style:name="T41" style:family="text">
      <style:text-properties fo:font-size="13pt" fo:font-weight="normal" style:font-size-asian="13pt" style:font-weight-asian="normal" style:font-size-complex="13pt" style:font-weight-complex="normal"/>
    </style:style>
    <style:style style:name="T42" style:family="text">
      <style:text-properties fo:font-size="13pt" fo:font-weight="normal" style:font-size-asian="13pt" style:font-weight-asian="normal" style:font-size-complex="13pt" style:font-weight-complex="normal" loext:padding="0.0193in" loext:border="0.06pt solid #e3e3e3"/>
    </style:style>
    <style:style style:name="T43" style:family="text">
      <style:text-properties fo:font-size="13pt" fo:font-weight="normal" officeooo:rsid="00224070" style:font-size-asian="13pt" style:font-weight-asian="normal" style:font-size-complex="13pt" style:font-weight-complex="normal"/>
    </style:style>
    <style:style style:name="T44" style:family="text">
      <style:text-properties fo:font-size="13pt" fo:font-weight="normal" officeooo:rsid="00224070" style:font-size-asian="13pt" style:font-weight-asian="normal" style:font-size-complex="13pt" style:font-weight-complex="normal" loext:padding="0in" loext:border="none"/>
    </style:style>
    <style:style style:name="T45" style:family="text">
      <style:text-properties fo:font-size="13pt" fo:font-weight="normal" style:font-size-asian="13pt" style:font-weight-asian="normal" style:font-size-complex="13pt" style:font-weight-complex="normal" loext:padding="0in" loext:border="none"/>
    </style:style>
    <style:style style:name="T46" style:family="text">
      <style:text-properties fo:font-size="13pt" fo:font-weight="normal" officeooo:rsid="0031bab0" style:font-size-asian="13pt" style:font-weight-asian="normal" style:font-size-complex="13pt" style:font-weight-complex="normal"/>
    </style:style>
    <style:style style:name="T47" style:family="text">
      <style:text-properties fo:font-size="13pt" fo:font-weight="normal" officeooo:rsid="0047afad" style:font-size-asian="13pt" style:font-weight-asian="normal" style:font-size-complex="13pt" style:font-weight-complex="normal"/>
    </style:style>
    <style:style style:name="T48" style:family="text">
      <style:text-properties fo:font-size="13pt" fo:font-weight="normal" officeooo:rsid="0048280a" style:font-size-asian="13pt" style:font-weight-asian="normal" style:font-size-complex="13pt" style:font-weight-complex="normal"/>
    </style:style>
    <style:style style:name="T49" style:family="text">
      <style:text-properties fo:font-size="13pt" fo:font-weight="bold" style:font-size-asian="13pt" style:font-weight-asian="bold" style:font-size-complex="13pt" style:font-weight-complex="bold"/>
    </style:style>
    <style:style style:name="T50" style:family="text">
      <style:text-properties fo:font-size="13pt" fo:font-weight="bold" officeooo:rsid="00224070" style:font-size-asian="13pt" style:font-weight-asian="bold" style:font-size-complex="13pt" style:font-weight-complex="bold"/>
    </style:style>
    <style:style style:name="T51" style:family="text">
      <style:text-properties fo:font-size="13pt" fo:font-weight="bold" officeooo:rsid="00224070" style:font-size-asian="13pt" style:font-weight-asian="bold" style:font-size-complex="13pt" style:font-weight-complex="bold" loext:padding="0in" loext:border="none"/>
    </style:style>
    <style:style style:name="T52" style:family="text">
      <style:text-properties fo:font-size="13pt" fo:font-weight="bold" style:font-size-asian="13pt" style:font-weight-asian="bold" style:font-size-complex="13pt" style:font-weight-complex="bold" loext:padding="0.0193in" loext:border="0.06pt solid #e3e3e3"/>
    </style:style>
    <style:style style:name="T53" style:family="text">
      <style:text-properties fo:font-size="13pt" fo:font-weight="bold" officeooo:rsid="0037d185" style:font-size-asian="13pt" style:font-weight-asian="bold" style:font-size-complex="13pt" style:font-weight-complex="bold"/>
    </style:style>
    <style:style style:name="T54" style:family="text">
      <style:text-properties fo:font-size="13pt" fo:font-weight="bold" officeooo:rsid="003bb4a8" style:font-size-asian="13pt" style:font-weight-asian="bold" style:font-size-complex="13pt" style:font-weight-complex="bold"/>
    </style:style>
    <style:style style:name="T55" style:family="text">
      <style:text-properties fo:font-size="13pt" fo:font-weight="bold" officeooo:rsid="003d6cb8" style:font-size-asian="13pt" style:font-weight-asian="bold" style:font-size-complex="13pt" style:font-weight-complex="bold"/>
    </style:style>
    <style:style style:name="T56" style:family="text">
      <style:text-properties fo:font-size="13pt" fo:font-weight="bold" officeooo:rsid="003f3576" style:font-size-asian="13pt" style:font-weight-asian="bold" style:font-size-complex="13pt" style:font-weight-complex="bold"/>
    </style:style>
    <style:style style:name="T57" style:family="text">
      <style:text-properties fo:font-size="13pt" fo:font-weight="bold" officeooo:rsid="004608aa" style:font-size-asian="13pt" style:font-weight-asian="bold" style:font-size-complex="13pt" style:font-weight-complex="bold"/>
    </style:style>
    <style:style style:name="T58" style:family="text">
      <style:text-properties fo:font-size="13pt" fo:font-weight="bold" officeooo:rsid="0047afad" style:font-size-asian="13pt" style:font-weight-asian="bold" style:font-size-complex="13pt" style:font-weight-complex="bold"/>
    </style:style>
    <style:style style:name="T59" style:family="text">
      <style:text-properties fo:font-size="13pt" fo:font-weight="bold" officeooo:rsid="002169e0" style:font-size-asian="13pt" style:font-weight-asian="bold" style:font-size-complex="13pt" style:font-weight-complex="bold"/>
    </style:style>
    <style:style style:name="T60" style:family="text">
      <style:text-properties officeooo:rsid="002e68eb"/>
    </style:style>
    <style:style style:name="T61" style:family="text">
      <style:text-properties officeooo:rsid="002ff86a"/>
    </style:style>
    <style:style style:name="T62" style:family="text">
      <style:text-properties officeooo:rsid="00302125"/>
    </style:style>
    <style:style style:name="T63" style:family="text">
      <style:text-properties officeooo:rsid="00242288"/>
    </style:style>
    <style:style style:name="T64" style:family="text">
      <style:text-properties officeooo:rsid="0037bef3"/>
    </style:style>
    <style:style style:name="T65" style:family="text">
      <style:text-properties officeooo:rsid="0037d185"/>
    </style:style>
    <style:style style:name="T66" style:family="text">
      <style:text-properties officeooo:rsid="003cd6f9"/>
    </style:style>
    <style:style style:name="T67" style:family="text">
      <style:text-properties officeooo:rsid="003d6cb8"/>
    </style:style>
    <style:style style:name="T68" style:family="text">
      <style:text-properties officeooo:rsid="003e5ae0"/>
    </style:style>
    <style:style style:name="T69" style:family="text">
      <style:text-properties officeooo:rsid="0043ec12"/>
    </style:style>
    <style:style style:name="T70" style:family="text">
      <style:text-properties officeooo:rsid="00459827"/>
    </style:style>
    <style:style style:name="T71" style:family="text">
      <style:text-properties fo:font-size="80pt" style:font-size-asian="70pt" style:font-size-complex="80pt"/>
    </style:style>
    <style:style style:name="T72" style:family="text">
      <style:text-properties fo:font-size="80pt" officeooo:rsid="0048280a" style:font-size-asian="70pt" style:font-size-complex="80pt"/>
    </style:style>
    <style:style style:name="T73" style:family="text">
      <style:text-properties officeooo:rsid="0048280a"/>
    </style:style>
    <style:style style:name="T74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MongoDb Query </text:p>
      <text:p text:style-name="P17"><draw:line text:anchor-type="paragraph" draw:z-index="3" draw:name="Line 2" draw:style-name="gr1" draw:text-style-name="P146" svg:x1="-0.6854in" svg:y1="0.0827in" svg:x2="7.6929in" svg:y2="0.0445in"><text:p/></draw:line></text:p>
      <text:p text:style-name="P58">Show all available databases: </text:p>
      <text:p text:style-name="P87"><text:span text:style-name="T63">show dbs</text:span><text:span text:style-name="T61">;</text:span></text:p>
      <text:p text:style-name="P58">Select a particular database to access, e.g. mydb. This will create </text:p>
      <text:p text:style-name="P87"><text:span text:style-name="T63">use</text:span><text:span text:style-name="T62"> db_name</text:span><text:span text:style-name="T61">;</text:span><text:span text:style-name="T63"> </text:span><text:span text:style-name="T62"><text:s/></text:span></text:p>
      <text:p text:style-name="P35"><text:span text:style-name="T17"><text:s/>Delete database</text:span><text:span text:style-name="T18"> </text:span><text:span text:style-name="T15">command is used to drop a existing database </text:span></text:p>
      <text:p text:style-name="P82">db.dropDatabase()</text:p>
      <text:p text:style-name="P59">Create database student</text:p>
      <text:p text:style-name="P87">use <text:span text:style-name="T61">db_name;</text:span> </text:p>
      <text:p text:style-name="P61">Show all functions that can be used with the database: </text:p>
      <text:p text:style-name="P88">db.mydb.help() </text:p>
      <text:p text:style-name="P63">rename database </text:p>
      <text:p text:style-name="P63"/>
      <text:p text:style-name="P63"/>
      <text:p text:style-name="P64">rename collection</text:p>
      <text:p text:style-name="P91">db.oldCollectionName.renameCollection('newCollectionName');</text:p>
      <text:p text:style-name="P82"><draw:line text:anchor-type="paragraph" draw:z-index="2" draw:name="Horizontal line 2" draw:style-name="gr1" draw:text-style-name="P146" svg:x1="-0.7693in" svg:y1="0.0811in" svg:x2="7.6287in" svg:y2="-0.0134in"><text:p/></draw:line></text:p>
      <text:p text:style-name="P56">Show Collection</text:p>
      <text:p text:style-name="P82"><text:s/>Show collection<text:span text:style-name="T62">s</text:span></text:p>
      <text:p text:style-name="P57">How can use Collection</text:p>
      <text:p text:style-name="P83"><text:s text:c="2"/>use Collection_name</text:p>
      <text:p text:style-name="P56">Create Collection </text:p>
      <text:p text:style-name="P82">db.createCollection('Base');</text:p>
      <text:p text:style-name="P56">How can Drop Collection</text:p>
      <text:p text:style-name="P35"><draw:line text:anchor-type="paragraph" draw:z-index="0" draw:name="Line 1" draw:style-name="gr1" draw:text-style-name="P146" svg:x1="-0.7047in" svg:y1="0.4217in" svg:x2="7.6543in" svg:y2="0.4181in"><text:p/></draw:line><draw:line text:anchor-type="paragraph" draw:z-index="1" draw:name="Horizontal line 1" draw:style-name="gr1" draw:text-style-name="P146" svg:x1="7.3071in" svg:y1="0.4173in" svg:x2="8.0008in" svg:y2="0.4173in"><text:p/></draw:line><text:span text:style-name="T17"><text:s/></text:span><text:span text:style-name="T6">db.Collection_name.drop()</text:span></text:p>
      <text:p text:style-name="P35"><text:soft-page-break/><text:span text:style-name="T6"/></text:p>
      <text:p text:style-name="P35"><text:span text:style-name="T6"/></text:p>
      <text:p text:style-name="P34"><text:span text:style-name="T17">N</text:span><text:span text:style-name="T18">ote : </text:span><text:span text:style-name="T4">In MongoDB, "</text:span><text:span text:style-name="T15">db</text:span><text:span text:style-name="T4">" refers to the current database </text:span><text:span text:style-name="T5">Where </text:span><text:span text:style-name="T4">you're working </text:span></text:p>
      <text:p text:style-name="P59"><text:span text:style-name="T64"><text:s text:c="35"/></text:span>Insertion <text:s/>Operation</text:p>
      <text:p text:style-name="P84">db.Collection_name.insert({State: "Bihar", Marks: 500}) <text:s/><text:span text:style-name="T15">or</text:span></text:p>
      <text:p text:style-name="P84">db.Collection_name..save({name: 'Tom', age: 28});</text:p>
      <text:p text:style-name="P59"><text:span text:style-name="T64"><text:s text:c="39"/></text:span>Insert One</text:p>
      <text:p text:style-name="P36">db<text:span text:style-name="T62">.</text:span><text:span text:style-name="T7">Collection_name </text:span>.insertOne({id:1,"Name":"Vivek",Age:20})</text:p>
      <text:p text:style-name="P37">Note : This method inserts a single document into the collection. </text:p>
      <text:p text:style-name="P59"><text:span text:style-name="T64"><text:s text:c="44"/></text:span>Insert Many</text:p>
      <text:p text:style-name="P84">db.Collection_name.insert([ {Name: "Anurag", Age: 19, Class: "12th", Mark: "65%"},</text:p>
      <text:p text:style-name="P84"><text:s text:c="4"/>{Name: "Priyanshu", Age: 21, Mark: "76%"} ])</text:p>
      <text:p text:style-name="P84">Note : This method inserts multiple documents into the collection. </text:p>
      <text:p text:style-name="P59"><text:span text:style-name="T64"><text:s text:c="40"/></text:span>Another way to Insertion</text:p>
      <text:p text:style-name="P84">var studentData = [ { name: "David", age: 19, city: "Boston", state: "MA", country: "USA" },</text:p>
      <text:p text:style-name="P84"><text:s text:c="4"/>{ name: "Emma", age: 20, city: "San Francisco", state: "CA", country: "USA" }];</text:p>
      <text:p text:style-name="P36"><draw:line text:anchor-type="paragraph" draw:z-index="5" draw:name="Horizontal line 3" draw:style-name="gr1" draw:text-style-name="P146" svg:x1="7.3071in" svg:y1="0.4173in" svg:x2="8.0008in" svg:y2="0.4173in"><text:p/></draw:line><draw:line text:anchor-type="paragraph" draw:z-index="4" draw:name="Line 3" draw:style-name="gr1" draw:text-style-name="P146" svg:x1="-0.7047in" svg:y1="0.4217in" svg:x2="7.6543in" svg:y2="0.4181in"><text:p/></draw:line><text:span text:style-name="T7">db.students.insertMany(studentData)</text:span></text:p>
      <text:p text:style-name="P45"><text:span text:style-name="T7"/></text:p>
      <text:p text:style-name="P45"><text:span text:style-name="T26"><text:s text:c="69"/></text:span><text:span text:style-name="T23">Data type in Mongodb</text:span></text:p>
      <text:p text:style-name="P71">1. String (string)</text:p>
      <text:p text:style-name="P97">Used to store text data. Example: "name": "John Doe"</text:p>
      <text:p text:style-name="P71">2. Integer (int and long)</text:p>
      <text:p text:style-name="P97">Used to store numerical values without decimals.</text:p>
      <text:p text:style-name="P80"><text:span text:style-name="T64">int: 32-bit integer,long: 64-bit integer.</text:span><text:span text:style-name="T68"> </text:span><text:span text:style-name="T64">Example: "age": 30</text:span></text:p>
      <text:p text:style-name="P71">3. Double (double)</text:p>
      <text:p text:style-name="P97">Used to store floating-point values. Example: "price": 19.99</text:p>
      <text:p text:style-name="P71">4. Boolean (bool)</text:p>
      <text:p text:style-name="P97"><text:soft-page-break/>Used to store true or false values. Example: "isActive": true</text:p>
      <text:p text:style-name="P71">5. Array (array)</text:p>
      <text:p text:style-name="P97">Used to store lists of values. Example: "hobbies": ["reading", "traveling", "swimming"]</text:p>
      <text:h text:style-name="P79" text:outline-level="3"><text:span text:style-name="Strong_20_Emphasis"><text:span text:style-name="T68">6.</text:span></text:span><text:span text:style-name="Strong_20_Emphasis">Date (</text:span><text:span text:style-name="Strong_20_Emphasis"><text:span text:style-name="Source_20_Text">date</text:span></text:span><text:span text:style-name="Strong_20_Emphasis">)</text:span></text:h>
      <text:list text:style-name="L1">
        <text:list-item>
          <text:p text:style-name="P132">Used to store date and time values.<text:span text:style-name="T68"> </text:span></text:p>
        </text:list-item>
        <text:list-item>
          <text:p text:style-name="P132">Example: <text:span text:style-name="Source_20_Text">"createdAt": ISODate("2023-08-21T14:48:00Z")</text:span></text:p>
        </text:list-item>
      </text:list>
      <text:h text:style-name="Heading_20_3" text:outline-level="3"><text:span text:style-name="T68">7</text:span>. <text:span text:style-name="Strong_20_Emphasis">Null (</text:span><text:span text:style-name="Strong_20_Emphasis"><text:span text:style-name="Source_20_Text">null</text:span></text:span><text:span text:style-name="Strong_20_Emphasis">)</text:span></text:h>
      <text:list text:style-name="L2">
        <text:list-item>
          <text:p text:style-name="P133">Represents the absence of a value.<text:span text:style-name="T68"> </text:span>Example: <text:span text:style-name="Source_20_Text">"middleName": null</text:span></text:p>
          <text:p text:style-name="P133"><text:span text:style-name="Source_20_Text"/></text:p>
        </text:list-item>
      </text:list>
      <text:p text:style-name="P47"><text:span text:style-name="T26"><text:s text:c="48"/></text:span><text:span text:style-name="T19">F</text:span><text:span text:style-name="T21">ind Data / Retrive</text:span><text:span text:style-name="T22">/REad</text:span><text:span text:style-name="T21"> Database</text:span></text:p>
      <text:p text:style-name="P28"><text:span text:style-name="T4">db.collectioname.</text:span><text:span text:style-name="T15">find()</text:span><text:span text:style-name="T4"> <text:s text:c="2"/>// </text:span><text:span text:style-name="T9">acess whole data in</text:span><text:span text:style-name="T4"> Document</text:span></text:p>
      <text:p text:style-name="P28"><text:span text:style-name="T4">db.Collectioname.</text:span><text:span text:style-name="T15">findOne()</text:span><text:span text:style-name="T4"> // </text:span><text:span text:style-name="T9">acess</text:span><text:span text:style-name="T4"> only</text:span><text:span text:style-name="T9"> one</text:span><text:span text:style-name="T4"> data in DATABASE (First One)</text:span></text:p>
      <text:p text:style-name="P27"><text:span text:style-name="T4">db.data.</text:span><text:span text:style-name="T15">find</text:span><text:span text:style-name="T4">({Name:"John"})</text:span><text:span text:style-name="T10"> // find particular name,city person</text:span></text:p>
      <text:p text:style-name="P27"><text:span text:style-name="T4"/></text:p>
      <text:p text:style-name="P44"><text:span text:style-name="T23"><text:s text:c="63"/></text:span><text:span text:style-name="T19">U</text:span><text:span text:style-name="T20">pdate data</text:span></text:p>
      <text:p text:style-name="P44"><text:span text:style-name="T9">*db.</text:span><text:span text:style-name="T11">collectioname</text:span><text:span text:style-name="T9">.</text:span><text:span text:style-name="T20">updateOne</text:span><text:span text:style-name="T9">({Name:"Priyanshu"},{</text:span><text:span text:style-name="T20">$set</text:span><text:span text:style-name="T9">:{Name:"Priyanshu Singh"}});</text:span></text:p>
      <text:p text:style-name="P81">*db.<text:span text:style-name="T62">collectioname</text:span>.<text:span text:style-name="T15">updateOne</text:span>({Rollno:126},{<text:span text:style-name="T15">$set</text:span>:{name:"Priyanshu Kumar SIngh"}});</text:p>
      <text:p text:style-name="P101"><text:span text:style-name="T46">*</text:span><text:span text:style-name="T29">db.</text:span><text:span text:style-name="T34">Collectioname</text:span><text:span text:style-name="T29">.</text:span><text:span text:style-name="T49">updateMany</text:span><text:span text:style-name="T29">({name: 'Tom'},{</text:span><text:span text:style-name="T49">$set</text:span><text:span text:style-name="T29">:{age: 30, salary:50000}}) </text:span></text:p>
      <text:p text:style-name="P11"><text:span text:style-name="T29">db.data.</text:span><text:span text:style-name="T49">updateMany</text:span><text:span text:style-name="T29">({ Name: 'John'},{$set:{Age:26,Branch:"EC"}})</text:span></text:p>
      <text:p text:style-name="P3"><text:span text:style-name="T29"/></text:p>
      <text:p text:style-name="P66">// $set: Sets the value of a field in a document</text:p>
      <text:p text:style-name="P93">db.collection.updateOne(</text:p>
      <text:p text:style-name="P93"><text:s text:c="2"/>{ _id: ObjectId("...") },</text:p>
      <text:p text:style-name="P12"><text:span text:style-name="T29"><text:s text:c="2"/>{ $set: { age: 30 } }</text:span><text:span text:style-name="T35"> );</text:span></text:p>
      <text:p text:style-name="P3"><text:span text:style-name="T29"/></text:p>
      <text:p text:style-name="P66">// $unset: Removes a field from a document</text:p>
      <text:p text:style-name="P93">db.collection.updateOne(</text:p>
      <text:p text:style-name="P93"><text:s text:c="2"/>{ _id: ObjectId("...") },</text:p>
      <text:p text:style-name="P12"><text:span text:style-name="T29"><text:s text:c="2"/>{ $unset: { age: "" } }</text:span><text:span text:style-name="T35"> );</text:span></text:p>
      <text:p text:style-name="P12"><text:span text:style-name="T29"/></text:p>
      <text:p text:style-name="P66">// $inc: Increments the value of a field by a specified amount</text:p>
      <text:p text:style-name="P93">db.collection.updateOne(</text:p>
      <text:p text:style-name="P93"><text:s text:c="2"/>{ _id: ObjectId("...") },</text:p>
      <text:p text:style-name="P93"><text:s text:c="2"/>{ $inc: { salary: 100 } }</text:p>
      <text:p text:style-name="P93"><text:soft-page-break/>);</text:p>
      <text:p text:style-name="P3"><text:span text:style-name="T29"/></text:p>
      <text:p text:style-name="P66">// $push: Adds an element to an array field</text:p>
      <text:p text:style-name="P93">db.collection.updateOne(</text:p>
      <text:p text:style-name="P93"><text:s text:c="2"/>{ _id: ObjectId("...") },</text:p>
      <text:p text:style-name="P93"><text:s text:c="2"/>{ $push: { hobbies: "Reading" } }</text:p>
      <text:p text:style-name="P93">);</text:p>
      <text:p text:style-name="P3"><text:span text:style-name="T29"/></text:p>
      <text:p text:style-name="P66">// $addToSet: Adds an element to an array field if it doesn't already exist</text:p>
      <text:p text:style-name="P93">db.collection.updateOne(</text:p>
      <text:p text:style-name="P93"><text:s text:c="2"/>{ _id: ObjectId("...") },</text:p>
      <text:p text:style-name="P93"><text:s text:c="2"/>{ $addToSet: { hobbies: "Reading" } }</text:p>
      <text:p text:style-name="P3"><text:span text:style-name="T41">)</text:span><text:span text:style-name="T29">;</text:span></text:p>
      <text:p text:style-name="P3"><text:span text:style-name="T29"/></text:p>
      <text:p text:style-name="P66">// $pop: Removes the first or last element of an array field</text:p>
      <text:p text:style-name="P93">db.collection.updateOne(</text:p>
      <text:p text:style-name="P93"><text:s text:c="2"/>{ _id: ObjectId("...") },</text:p>
      <text:p text:style-name="P93"><text:s text:c="2"/>{ $pop: { hobbies: -1 } } // Remove the first element</text:p>
      <text:p text:style-name="P93">);</text:p>
      <text:p text:style-name="P3"><text:span text:style-name="T29"/></text:p>
      <text:p text:style-name="P66">// $pull: Removes all instances of a value from an array field</text:p>
      <text:p text:style-name="P93">db.collection.updateOne(</text:p>
      <text:p text:style-name="P93"><text:s text:c="2"/>{ _id: ObjectId("...") },</text:p>
      <text:p text:style-name="P93"><text:s text:c="2"/>{ $pull: { hobbies: "Gaming" } }</text:p>
      <text:p text:style-name="P93">);</text:p>
      <text:p text:style-name="P3"><text:span text:style-name="T29"/></text:p>
      <text:p text:style-name="P66">// $rename: Renames a field</text:p>
      <text:p text:style-name="P93">db.collection.updateOne(</text:p>
      <text:p text:style-name="P93"><text:s text:c="2"/>{ _id: ObjectId("...") },</text:p>
      <text:p text:style-name="P93"><text:s text:c="2"/>{ $rename: { "old_field": "new_field" } }</text:p>
      <text:p text:style-name="P93">);</text:p>
      <text:p text:style-name="P3"/>
      <text:p text:style-name="P5"><text:span text:style-name="T36"><text:s text:c="20"/></text:span><text:span text:style-name="T34">Update/Remove</text:span></text:p>
      <text:p text:style-name="P102"><text:span text:style-name="T29">db.people.</text:span><text:span text:style-name="T49">deleteMany</text:span><text:span text:style-name="T29">({name: 'Tom'})</text:span></text:p>
      <text:p text:style-name="P102"><text:span text:style-name="T29"><text:s/>db.people.</text:span><text:span text:style-name="T49">remove</text:span><text:span text:style-name="T29">({name: 'Tom'} </text:span></text:p>
      <text:p text:style-name="P102"><text:span text:style-name="T29">db.Betech.</text:span><text:span text:style-name="T49">deleteOne</text:span><text:span text:style-name="T29">({ Name: "Priyanshu Singh" });</text:span></text:p>
      <text:p text:style-name="P111"><text:s/></text:p>
      <text:p text:style-name="P104"><text:span text:style-name="T29"><text:s text:c="18"/></text:span><text:span text:style-name="T49"><text:s text:c="3"/>Rename</text:span><text:span text:style-name="T56"> data</text:span><text:span text:style-name="T49"> <text:s text:c="2"/></text:span><text:span text:style-name="T56">/column</text:span><text:span text:style-name="T29"> <text:s/></text:span></text:p>
      <text:p text:style-name="P48">db.data.updateOne({Age:23},{$rename:{"Name":"Fname"}})</text:p>
      <text:p text:style-name="P102"><text:span text:style-name="T29"/></text:p>
      <text:p text:style-name="P105"><text:span text:style-name="T29"><text:s text:c="18"/></text:span><text:span text:style-name="T49"><text:s text:c="3"/>Add new Field</text:span></text:p>
      <text:p text:style-name="P94">db.data.updateMany(</text:p>
      <text:p text:style-name="P94"><text:s text:c="4"/>{ "Name": "Priyanshu" }, // Condition to select documents</text:p>
      <text:p text:style-name="P94"><text:soft-page-break/><text:s text:c="4"/>{ $set: { "membership": "gold" } } // Set the new field</text:p>
      <text:p text:style-name="P94">);</text:p>
      <text:p text:style-name="P7"><text:span text:style-name="T38"><text:s text:c="27"/></text:span><text:span text:style-name="T34">Aggregation</text:span></text:p>
      <text:p text:style-name="P7"><text:span text:style-name="T34"/></text:p>
      <text:p text:style-name="P67">$match</text:p>
      <text:p text:style-name="P95">db.data.aggregate([{$match:{"Name":"Priyanshu"}}])</text:p>
      <text:p text:style-name="P15"><text:span text:style-name="T34"/></text:p>
      <text:p text:style-name="P8"><text:span text:style-name="T34">$</text:span><text:span text:style-name="T29">Limit</text:span></text:p>
      <text:p text:style-name="P96">db.data.find().limit(3);</text:p>
      <text:p text:style-name="P106"/>
      <text:p text:style-name="P70">Skip() :</text:p>
      <text:p text:style-name="P96">db.data.find().skip(3);</text:p>
      <text:p text:style-name="P106"/>
      <text:p text:style-name="P4">Count( ):</text:p>
      <text:p text:style-name="P96">db.data.find().count();</text:p>
      <text:p text:style-name="P13"><text:span text:style-name="T29"/></text:p>
      <text:p text:style-name="P70">Sort():</text:p>
      <text:p text:style-name="P96">db.data.find().sort({ Name: -1 });</text:p>
      <text:p text:style-name="P13"><text:span text:style-name="T29"/></text:p>
      <text:p text:style-name="P72">Sum()</text:p>
      <text:p text:style-name="P98">db.sales.aggregate([ { $group: { _id: "$product", <text:s text:c="6"/></text:p>
      <text:p text:style-name="P98"><text:s text:c="6"/>totalSales: { $sum: "$amount" } <text:s/>} }]);</text:p>
      <text:p text:style-name="P15"><text:span text:style-name="T29"/></text:p>
      <text:p text:style-name="P72">AVG()</text:p>
      <text:p text:style-name="P98">db.collection.aggregate([ { <text:s text:c="2"/>$group: { <text:s/>_id: "$groupField", <text:s/></text:p>
      <text:p text:style-name="P98"><text:s text:c="6"/>average: { $avg: "$numericField" } } }]);</text:p>
      <text:p text:style-name="P15"><text:span text:style-name="T29"/></text:p>
      <text:p text:style-name="P8"><text:span text:style-name="T29"><text:s/>group</text:span><text:span text:style-name="T39">()</text:span></text:p>
      <text:p text:style-name="P98">db.temp.aggregate([</text:p>
      <text:p text:style-name="P98"><text:s text:c="2"/>{$group: {_id: "$Age", count: {$sum: 1}, data: {$push: "$$ROOT"}}}, <text:s/>{$sort: {_id: 1}}]);</text:p>
      <text:p text:style-name="P15"><text:span text:style-name="T29"/></text:p>
      <text:p text:style-name="P98">db.temp.aggregate([</text:p>
      <text:p text:style-name="P98"><text:s text:c="2"/>{$match: {Gender: "Female"}},</text:p>
      <text:p text:style-name="P98"><text:s text:c="2"/>{$group: {_id: "$Gender", count: {$sum: 1}, data: {$push: "$$ROOT"}}}]);</text:p>
      <text:p text:style-name="P15"><text:span text:style-name="T29"/></text:p>
      <text:p text:style-name="P15"><text:span text:style-name="T29"/></text:p>
      <text:p text:style-name="P15"><text:span text:style-name="T29"/></text:p>
      <text:p text:style-name="P8"><text:span text:style-name="T29">min</text:span><text:span text:style-name="T39">()</text:span><text:span text:style-name="T29">, max</text:span><text:span text:style-name="T39">()</text:span></text:p>
      <text:p text:style-name="P98">db.temperatures.aggregate([</text:p>
      <text:p text:style-name="P98"><text:s text:c="2"/>{$group: {_id: null, minTemperature: {$min: "$temperature"}, maxTemperature: {$max: "$temperature"}}}</text:p>
      <text:p text:style-name="P98"><text:soft-page-break/>]);</text:p>
      <text:p text:style-name="P15"><text:span text:style-name="T29"/></text:p>
      <text:p text:style-name="P8"><text:span text:style-name="T29"><text:s/>toUpper</text:span><text:span text:style-name="T39">()</text:span></text:p>
      <text:p text:style-name="P98">db.users.aggregate([</text:p>
      <text:p text:style-name="P98"><text:s text:c="2"/>{$project: {_id: 0, upperName: {$toUpper: "$name"}}}</text:p>
      <text:p text:style-name="P98">]);</text:p>
      <text:p text:style-name="P15"><text:span text:style-name="T29"/></text:p>
      <text:p text:style-name="P15"><text:span text:style-name="T49">$toLower</text:span><text:span text:style-name="T54">()</text:span></text:p>
      <text:p text:style-name="P98">db.users.aggregate([</text:p>
      <text:p text:style-name="P98"><text:s text:c="2"/>{$project: {_id: 0, lowerName: {$toLower: "$name"}}}</text:p>
      <text:p text:style-name="P98">]);</text:p>
      <text:p text:style-name="P8"><text:span text:style-name="T29"/></text:p>
      <text:p text:style-name="P8"><text:span text:style-name="T29"><text:s/>lookup</text:span><text:span text:style-name="T39">()</text:span></text:p>
      <text:p text:style-name="P98">db.orders.aggregate([ <text:s/>{$lookup: { from: "customers",</text:p>
      <text:p text:style-name="P98">localField: "customerId", foreignField: "_id", as: "customer"</text:p>
      <text:p text:style-name="P15"><text:span text:style-name="T29"><text:s text:c="2"/>}}</text:span><text:span text:style-name="T39"> </text:span><text:span text:style-name="T29">]);</text:span></text:p>
      <text:p text:style-name="P15"><text:span text:style-name="T29"/></text:p>
      <text:p text:style-name="P8"><text:span text:style-name="T29">unwind</text:span><text:span text:style-name="T39">()</text:span></text:p>
      <text:p text:style-name="P98">db.products.aggregate([{$unwind: "$tags"}]);</text:p>
      <text:p text:style-name="P15"><text:span text:style-name="T29"/></text:p>
      <text:p text:style-name="P15"><text:span text:style-name="T49">$match:</text:span><text:span text:style-name="T29">Filters documents to pass only those that match</text:span><text:span text:style-name="T40"> </text:span><text:span text:style-name="T29">specified conditions.</text:span></text:p>
      <text:p text:style-name="P15"><text:span text:style-name="T49">$group:</text:span><text:span text:style-name="T29"> Groups documents by a specified expression and applies accumulator expressions.</text:span></text:p>
      <text:p text:style-name="P15"><text:span text:style-name="T49">$project:</text:span><text:span text:style-name="T29"> Reshapes documents by including, excluding, or renaming fields.</text:span></text:p>
      <text:p text:style-name="P15"><text:span text:style-name="T49">$sort:</text:span><text:span text:style-name="T29"> Sorts documents by specified fields.</text:span></text:p>
      <text:p text:style-name="P15"><text:span text:style-name="T49">$limit:</text:span><text:span text:style-name="T29"> Limits the number of documents passed to the next stage in the pipeline.</text:span></text:p>
      <text:p text:style-name="P15"><text:span text:style-name="T49">$unwind:</text:span><text:span text:style-name="T29"> Deconstructs an array field from the input documents to output a document for each element.</text:span></text:p>
      <text:p text:style-name="P15"><text:span text:style-name="T49">$lookup:</text:span><text:span text:style-name="T29"> Performs a left outer join to another collection in the same database to filter in documents from the "joined" collection for processing.</text:span></text:p>
      <text:p text:style-name="P15"><text:span text:style-name="T49">$sum: </text:span><text:span text:style-name="T29">Calculates the sum of numeric values.</text:span></text:p>
      <text:p text:style-name="P15"><text:span text:style-name="T49">$avg:</text:span><text:span text:style-name="T29"> Calculates the average of numeric values.</text:span></text:p>
      <text:p text:style-name="P15"><text:span text:style-name="T49">$min:</text:span><text:span text:style-name="T29"> Returns the minimum value.</text:span></text:p>
      <text:p text:style-name="P15"><text:span text:style-name="T49">$max:</text:span><text:span text:style-name="T29"> Returns the maximum value.</text:span></text:p>
      <text:p text:style-name="P15"><text:span text:style-name="T49">$count: </text:span><text:span text:style-name="T29">Returns the total number of documents in the aggregation pipeline.</text:span></text:p>
      <text:p text:style-name="P15"><text:span text:style-name="T49">$add: </text:span><text:span text:style-name="T29">Adds two dates together.</text:span></text:p>
      <text:p text:style-name="P15"><text:span text:style-name="T49">$subtract:</text:span><text:span text:style-name="T29"> Subtracts two dates.</text:span></text:p>
      <text:p text:style-name="P15"><text:span text:style-name="T49">$concat: </text:span><text:span text:style-name="T29">Concatenates strings.</text:span></text:p>
      <text:p text:style-name="P15"><text:span text:style-name="T29"/></text:p>
      <text:p text:style-name="P102"><text:soft-page-break/><text:span text:style-name="T29"/></text:p>
      <text:p text:style-name="P102"><text:span text:style-name="T37"><text:s text:c="20"/></text:span><text:span text:style-name="T53"><text:s text:c="5"/></text:span><text:span text:style-name="T49">L</text:span><text:span text:style-name="T53">o</text:span><text:span text:style-name="T49">gical operator</text:span></text:p>
      <text:p text:style-name="P73">*And *Or *Not</text:p>
      <text:p text:style-name="P6">And </text:p>
      <text:p text:style-name="P29"><text:span text:style-name="T24">db.data.find({</text:span> <text:s/>$and: [ { Gender: "Female" },{ Age: { $gt: 20 } } <text:s/>]});</text:p>
      <text:p text:style-name="P30"><text:span text:style-name="T24"/></text:p>
      <text:p text:style-name="P116">or</text:p>
      <text:p text:style-name="P29"><text:span text:style-name="T24">db.data.find({</text:span> <text:s/>$<text:span text:style-name="T65">or</text:span>: [ { Gender: "Female" },{ Age: { $gt: 20 } } <text:s/>]});</text:p>
      <text:p text:style-name="P30"><text:span text:style-name="T24"/></text:p>
      <text:p text:style-name="P116">not</text:p>
      <text:p text:style-name="P50"><text:span text:style-name="T24">db.data.find({</text:span> <text:s/>$<text:span text:style-name="T65">not</text:span>: [ { Gender: "Female" },{ Age: { $gt: 20 } </text:p>
      <text:p text:style-name="P50">} <text:s/>]});</text:p>
      <text:p text:style-name="P30"/>
      <text:p text:style-name="P6"><text:s text:c="58"/><text:span text:style-name="T29"><text:s text:c="4"/>Comparision Operator</text:span></text:p>
      <text:p text:style-name="P6"><text:s text:c="2"/>$lt <text:s text:c="5"/>$gt <text:s text:c="4"/>$eq <text:s text:c="4"/>$ne <text:s text:c="4"/>$gte <text:s text:c="4"/>$lte <text:s text:c="2"/>$nin <text:s text:c="4"/>$in</text:p>
      <text:p text:style-name="P73">$eq (Equal operator)</text:p>
      <text:p text:style-name="P29">db.data.find({ Name: { $eq: 'Vivek' } });</text:p>
      <text:p text:style-name="P74">$ne(Not equal to)</text:p>
      <text:p text:style-name="P103"><text:span text:style-name="T29">db.data.find({ Name: { $</text:span><text:span text:style-name="T37">ne</text:span><text:span text:style-name="T29">: 'Vivek' } });</text:span></text:p>
      <text:p text:style-name="P6">$gt (Greater)<text:span text:style-name="T4"/></text:p>
      <text:p text:style-name="P16">db.data.find({ "Age" <text:s text:c="2"/>: {$gt:20}})</text:p>
      <text:p text:style-name="P68">$gte (Greater than equal to)</text:p>
      <text:p text:style-name="P49">db.data.find({ Age: { $gte: 20 } });</text:p>
      <text:p text:style-name="P68">$lt(Less than)</text:p>
      <text:p text:style-name="P49">db.data.find({ Age: { $lt: 15 } });</text:p>
      <text:p text:style-name="P6">$lte(Less than equal)</text:p>
      <text:p text:style-name="P48">db.data.find({ Age: { $lte: 15 } })</text:p>
      <text:p text:style-name="P69">$in(in)</text:p>
      <text:p text:style-name="P48">db.data.find({ Age: { $in: [10, 15, 19] } });</text:p>
      <text:p text:style-name="P69">$nin(not in)</text:p>
      <text:p text:style-name="P94">db.data.find({ Age: { $nin: [10, 15, 19] } });</text:p>
      <text:p text:style-name="P14"><text:span text:style-name="T34"/></text:p>
      <text:p text:style-name="P75"><text:s text:c="57"/>Elements Operator </text:p>
      <text:p text:style-name="P75"><text:s/>1.$exists <text:s text:c="2"/>2.$type <text:s/>3.$size</text:p>
      <text:p text:style-name="P46"><text:span text:style-name="T15"><text:s text:c="2"/>exists : </text:span><text:span text:style-name="T4">db.users.find({ email: { $exists: true } });</text:span></text:p>
      <text:p text:style-name="P46"><text:span text:style-name="T15"><text:s text:c="2"/>$type : </text:span><text:span text:style-name="T4">db.users.find({ age: { $type: "int" } });</text:span></text:p>
      <text:p text:style-name="P107"><text:span text:style-name="T55"><text:s text:c="2"/>$size : </text:span><text:span text:style-name="T4">db.users.find({ hobbies: { $size: 3 } }); </text:span></text:p>
      <text:p text:style-name="P46"><text:soft-page-break/><text:span text:style-name="T15"><text:s text:c="64"/>Cursors </text:span></text:p>
      <text:p text:style-name="P86">Cursors in MongoDB are used to efficiently retrieve large result sets from queries, providing control over the data retrieval process. </text:p>
      <text:p text:style-name="P62">count() limit() skip()<text:span text:style-name="T67"> sort()</text:span></text:p>
      <text:p text:style-name="P89"><text:s/>db.products.find({ price: { $gt: 250 } }).<text:span text:style-name="T15">count();</text:span></text:p>
      <text:p text:style-name="P89"><text:s/>db.products.find({ price: { $gt: 250 } }).<text:span text:style-name="T15">limit(5); </text:span></text:p>
      <text:p text:style-name="P89">db.products.find({ price: { $gt: 250 } }).l<text:span text:style-name="T15">imit(5).skip(2); </text:span></text:p>
      <text:p text:style-name="P89">db.products.find({ price: { $gt: 250 } }).<text:span text:style-name="T15">limit(5).skip(2)</text:span><text:span text:style-name="T25">.sort()</text:span><text:span text:style-name="T15">;</text:span></text:p>
      <text:p text:style-name="P89"><text:span text:style-name="T15"/></text:p>
      <text:p text:style-name="P117"><text:s text:c="46"/>Evaluation query Operator</text:p>
      <text:p text:style-name="P117">$expr : </text:p>
      <text:p text:style-name="P99">db.collection.find({ $expr: { $and: [ { $gt: ["$totalAmount", 100] }, { $lt: ["$totalAmount", 500] } ] } }) </text:p>
      <text:p text:style-name="P99"><text:span text:style-name="T15"/></text:p>
      <text:p text:style-name="P80"><text:span text:style-name="T26"><text:s text:c="45"/></text:span><text:span text:style-name="T15">Embedded document <text:s/></text:span><text:span text:style-name="T26">Insertion</text:span></text:p>
      <text:p text:style-name="P89">db.users.insertOne({ <text:s/>name: "John Doe", <text:s/>age: 30, <text:s/>email: "johndoe@example.com",</text:p>
      <text:p text:style-name="P80"><text:s text:c="2"/>address: { <text:s text:c="2"/>street: "123 Main St", <text:s/>city: "New York", <text:s text:c="3"/>state: "NY", <text:s text:c="3"/>zip: "10001" <text:s/>}});</text:p>
      <text:p text:style-name="P90"><text:s text:c="38"/><text:span text:style-name="T15"><text:s text:c="9"/>Indexing</text:span></text:p>
      <text:p text:style-name="P90">"That improves the efficiency of query operations. When you create an index on a collection, MongoDB builds a data structure using a B-tree, which allows it to quickly locate and retrieve the documents.</text:p>
      <text:p text:style-name="P90">db.users.createIndex({ name: 1 });</text:p>
      <text:p text:style-name="P92"><text:s text:c="44"/><text:span text:style-name="T15"><text:s text:c="9"/>Array</text:span></text:p>
      <text:p text:style-name="P92">Arrays in MongoDB are used to store multiple values in a single field. </text:p>
      <text:p text:style-name="P92">db.users.insertOne({ <text:s/>name: "Alice", age: 30, <text:span text:style-name="T15">hobbies: ["reading", "hiking", "coding"]</text:span>});</text:p>
      <text:p text:style-name="P100"><text:s text:c="32"/><text:span text:style-name="T15"><text:s text:c="9"/>Array Method</text:span></text:p>
      <text:p text:style-name="P100"><text:span text:style-name="Strong_20_Emphasis"><text:span text:style-name="Strong_20_Emphasis"><text:span text:style-name="T15"><text:s text:c="7"/>. <text:s text:c="2"/></text:span></text:span></text:span><text:span text:style-name="Strong_20_Emphasis">$pull</text:span><text:span text:style-name="T15">: </text:span>Removes all instances of a value from an array.</text:p>
      <text:list text:style-name="L3">
        <text:list-item>
          <text:p text:style-name="P134"><text:span text:style-name="Strong_20_Emphasis">$pop</text:span>: Removes the first or last element of an array.</text:p>
        </text:list-item>
      </text:list>
      <text:list text:style-name="L4">
        <text:list-item>
          <text:p text:style-name="P135"><text:soft-page-break/><text:span text:style-name="Strong_20_Emphasis">$pullAll</text:span>: Removes all instances of specified values from an array.</text:p>
        </text:list-item>
      </text:list>
      <text:list text:style-name="L5">
        <text:list-item>
          <text:p text:style-name="P136"><text:span text:style-name="Strong_20_Emphasis">$push</text:span>: Adds a specified value to an array.</text:p>
        </text:list-item>
      </text:list>
      <text:list text:style-name="L6">
        <text:list-item>
          <text:p text:style-name="P137"><text:span text:style-name="Strong_20_Emphasis">$</text:span> (Positional Operator): Updates the first matching element in an array.</text:p>
        </text:list-item>
      </text:list>
      <text:list text:style-name="L7">
        <text:list-item>
          <text:p text:style-name="P138"><text:span text:style-name="Strong_20_Emphasis">$[]</text:span> (All Positional Operator): Updates all elements in an array.</text:p>
        </text:list-item>
      </text:list>
      <text:list text:style-name="L8">
        <text:list-item>
          <text:p text:style-name="P139"><text:span text:style-name="Strong_20_Emphasis">$position</text:span>: Specifies the position to add an element with <text:span text:style-name="Source_20_Text">$push</text:span>.</text:p>
        </text:list-item>
      </text:list>
      <text:list text:style-name="L9">
        <text:list-item>
          <text:p text:style-name="P140"><text:span text:style-name="Strong_20_Emphasis">$addToSet</text:span>: Adds a value to an array only if it doesn’t already exist.</text:p>
        </text:list-item>
      </text:list>
      <text:list text:style-name="L10">
        <text:list-item>
          <text:p text:style-name="P141"><text:span text:style-name="Strong_20_Emphasis">$each</text:span>: Allows multiple values to be added to an array with <text:span text:style-name="Source_20_Text">$push</text:span> or <text:span text:style-name="Source_20_Text">$addToSet</text:span>.</text:p>
        </text:list-item>
      </text:list>
      <text:list text:style-name="L11">
        <text:list-item>
          <text:p text:style-name="P142"><text:span text:style-name="Strong_20_Emphasis">$sort</text:span>: Sorts the elements in an array during an update operation. </text:p>
        </text:list-item>
      </text:list>
      <text:p text:style-name="P118">// 1. $pull</text:p>
      <text:p text:style-name="P100">db.collection.update(</text:p>
      <text:p text:style-name="P100"><text:s text:c="3"/>{ name: "James" },</text:p>
      <text:p text:style-name="P100"><text:s text:c="3"/>{ $pull: { hobbies: "gardening" } }</text:p>
      <text:p text:style-name="P100">)</text:p>
      <text:p text:style-name="P118">// 2. $pop</text:p>
      <text:p text:style-name="P100">db.collection.update(</text:p>
      <text:p text:style-name="P100"><text:s text:c="3"/>{ name: "James" },</text:p>
      <text:p text:style-name="P100"><text:s text:c="3"/>{ $pop: { hobbies: 1 } } // Use -1 to remove the first item</text:p>
      <text:p text:style-name="P100">)</text:p>
      <text:p text:style-name="P118">// 3. $pullAll</text:p>
      <text:p text:style-name="P100">db.collection.update(</text:p>
      <text:p text:style-name="P100"><text:s text:c="3"/>{ _id: ObjectId("1234567890") },</text:p>
      <text:p text:style-name="P100"><text:s text:c="3"/>{ $pullAll: { hobbies: ["reading", "swimming"] } }</text:p>
      <text:p text:style-name="P100">)</text:p>
      <text:p text:style-name="P118">// 4. $push</text:p>
      <text:p text:style-name="P100">db.collection.update(</text:p>
      <text:p text:style-name="P100"><text:s text:c="3"/>{ _id: ObjectId("1234567890") },</text:p>
      <text:p text:style-name="P100"><text:s text:c="3"/>{ $push: { hobbies: "painting" } }</text:p>
      <text:p text:style-name="P100">)</text:p>
      <text:p text:style-name="P118">// 5. $ (Positional Operator)</text:p>
      <text:p text:style-name="P100"><text:soft-page-break/>db.collection.update(</text:p>
      <text:p text:style-name="P100"><text:s text:c="3"/>{ "hobbies": "reading" },</text:p>
      <text:p text:style-name="P100"><text:s text:c="3"/>{ $set: { "hobbies.$": "cooking" } }</text:p>
      <text:p text:style-name="P100">)</text:p>
      <text:p text:style-name="P118">// 6. $[] (All Positional Operator)</text:p>
      <text:p text:style-name="P100">db.collection.update(</text:p>
      <text:p text:style-name="P100"><text:s text:c="3"/>{},</text:p>
      <text:p text:style-name="P100"><text:s text:c="3"/>{ $inc: { "hobbies.$[]": 5 } }</text:p>
      <text:p text:style-name="P100">)</text:p>
      <text:p text:style-name="P118">// 7. $position</text:p>
      <text:p text:style-name="P100">db.collection.update(</text:p>
      <text:p text:style-name="P100"><text:s text:c="3"/>{ _id: ObjectId("1234567890") },</text:p>
      <text:p text:style-name="P100"><text:s text:c="3"/>{ $push: { hobbies: { $each: ["singing"], $position: 1 } } }</text:p>
      <text:p text:style-name="P100">)</text:p>
      <text:p text:style-name="P100"><text:span text:style-name="T15"/></text:p>
      <text:p text:style-name="P118">// 8. $addToSet</text:p>
      <text:p text:style-name="P100">db.collection.update(</text:p>
      <text:p text:style-name="P100"><text:s text:c="3"/>{ _id: ObjectId("1234567890") },</text:p>
      <text:p text:style-name="P100"><text:s text:c="3"/>{ $addToSet: { hobbies: "dancing" } }</text:p>
      <text:p text:style-name="P100">)</text:p>
      <text:p text:style-name="P100"><text:span text:style-name="T15"/></text:p>
      <text:p text:style-name="P118">// 9. $each</text:p>
      <text:p text:style-name="P100">db.collection.update(</text:p>
      <text:p text:style-name="P100"><text:s text:c="3"/>{ _id: ObjectId("1234567890") },</text:p>
      <text:p text:style-name="P100"><text:s text:c="3"/>{ $push: { hobbies: { $each: ["singing", "dancing"] } } }</text:p>
      <text:p text:style-name="P100">)</text:p>
      <text:p text:style-name="P100"/>
      <text:p text:style-name="P100"><text:soft-page-break/><text:span text:style-name="T15">// 10. $sort</text:span></text:p>
      <text:p text:style-name="P100">db.collection.update(</text:p>
      <text:p text:style-name="P100"><text:s text:c="3"/>{ _id: ObjectId("1234567890") },</text:p>
      <text:p text:style-name="P100"><text:s text:c="3"/>{ $push: { hobbies: { $each: ["singing", "dancing"], $sort: 1 } } }</text:p>
      <text:p text:style-name="P100">)</text:p>
      <text:p text:style-name="P65"><text:span text:style-name="T13"><text:s text:c="47"/></text:span><text:span text:style-name="T70"><text:s text:c="5"/>String</text:span><text:span text:style-name="T69"> <text:s text:c="7"/></text:span><text:span text:style-name="T12"><text:s text:c="6"/></text:span></text:p>
      <text:p text:style-name="P65"><text:span text:style-name="T12"><text:s/>1. </text:span><text:span text:style-name="T69">$concat</text:span></text:p>
      <text:p text:style-name="P121">db.collection.update( <text:s text:c="2"/>{ _id: ObjectId("1234567890") },</text:p>
      <text:p text:style-name="P121"><text:s text:c="3"/>{ $set: { fullName: { $concat: ["$firstName", " ", "$lastName"] } } })</text:p>
      <text:p text:style-name="P119">2. $toLower</text:p>
      <text:p text:style-name="P121">db.collection.aggregate(</text:p>
      <text:p text:style-name="P121"><text:s text:c="3"/>[ <text:s/>{ $project: { lowerCaseName: { $toLower: "$name" } } } <text:s text:c="2"/>])</text:p>
      <text:p text:style-name="P119"><text:s/>3. $toUpper</text:p>
      <text:p text:style-name="P121">db.collection.aggregate(</text:p>
      <text:p text:style-name="P121"><text:s text:c="3"/>[ <text:s text:c="4"/>{ $project: { upperCaseName: { $toUpper: "$name" } } } <text:s/>])</text:p>
      <text:p text:style-name="P65">4. $substr </text:p>
      <text:p text:style-name="P65">db.collection.aggregate( [ { $project: { substring: { $substr: ["$name", 0, 5] } } } ] ) </text:p>
      <text:p text:style-name="P65"><text:span text:style-name="T12"><text:s/></text:span><text:span text:style-name="T13">5</text:span><text:span text:style-name="T12">. $trim</text:span></text:p>
      <text:p text:style-name="P121">db.collection.aggregate( <text:s text:c="2"/>[ <text:s text:c="5"/>{ $project: { trimmedName: { $trim: { input: "$name" } } } }</text:p>
      <text:p text:style-name="P121"><text:s text:c="3"/>])</text:p>
      <text:p text:style-name="P65"><text:span text:style-name="T12"/></text:p>
      <text:p text:style-name="P65"><text:span text:style-name="T70">6</text:span><text:span text:style-name="T69">. $ltrim</text:span></text:p>
      <text:p text:style-name="P121">db.collection.aggregate( <text:s text:c="2"/>[ <text:s text:c="5"/>{ $project: { leftTrimmedName: { $ltrim: { input: "$name" } } } } <text:s/>])</text:p>
      <text:p text:style-name="P119"><text:s/>8. $rtrim</text:p>
      <text:p text:style-name="P121">db.collection.aggregate( <text:s text:c="2"/>[ <text:s text:c="5"/>{ $project: { rightTrimmedName: { $rtrim: { input: "$name" } } } } <text:s text:c="2"/>])</text:p>
      <text:p text:style-name="P65"><text:soft-page-break/><text:span text:style-name="T12"/></text:p>
      <text:p text:style-name="P65"><text:span text:style-name="T70">9</text:span><text:span text:style-name="T69">. $replaceOne</text:span></text:p>
      <text:p text:style-name="P121">db.collection.update(</text:p>
      <text:p text:style-name="P121"><text:s text:c="3"/>{ _id: ObjectId("1234567890") },</text:p>
      <text:p text:style-name="P121"><text:s text:c="3"/>{ $set: { name: { $replaceOne: { input: "$name", find: "John", replacement: "Jonathan" } } } }</text:p>
      <text:p text:style-name="P121">)</text:p>
      <text:p text:style-name="P65"><text:span text:style-name="T69">1</text:span><text:span text:style-name="T70">0</text:span><text:span text:style-name="T69">. $replaceAll</text:span></text:p>
      <text:p text:style-name="P121">db.collection.update(</text:p>
      <text:p text:style-name="P121"><text:s text:c="3"/>{ _id: ObjectId("1234567890") },</text:p>
      <text:p text:style-name="P121"><text:s text:c="3"/>{ $set: { name: { $replaceAll: { input: "$name", find: "John", replacement: "Jonathan" } } } }</text:p>
      <text:p text:style-name="P121">)</text:p>
      <text:p text:style-name="P65"><text:span text:style-name="T69"><text:s text:c="17"/></text:span><text:span text:style-name="T70"><text:s text:c="26"/></text:span><text:span text:style-name="T69"><text:s text:c="7"/></text:span>Perform validation of schema</text:p>
      <text:p text:style-name="P122">db.createCollection("users", { <text:s text:c="2"/>validator: { <text:s/>$jsonSchema: { <text:s text:c="2"/>bsonType: "object", <text:s text:c="2"/>required: ["username", "email"], <text:s text:c="4"/>properties: {nusername: {m bsonType: "string", <text:s text:c="2"/>description: "must be a string and is required"</text:p>
      <text:p text:style-name="P92"><text:s/>}, <text:s/>email: { bsonType: "string",pattern: "^\\S+@\\S+\\.\\S+$",description: "must be a string and match the regular expression pattern" },</text:p>
      <text:p text:style-name="P92"><text:s text:c="2"/>age: {bbsonType: "int", minimum: 18, description: "must be an integer and greater than or equal to 18"</text:p>
      <text:p text:style-name="P92"><text:s text:c="12"/>} }}})</text:p>
      <text:p text:style-name="P92"><text:s text:c="2"/>Insertion perform</text:p>
      <text:p text:style-name="P92">db.users.insertOne({ <text:s/>username: "Saurabh", <text:s/>email: "saurabh@gmail.com", <text:s/>age: 21})</text:p>
      <text:p text:style-name="P41">MongoDB</text:p>
      <text:p text:style-name="P38">MongoDB is<text:span text:style-name="T28"> open-source</text:span> a document-oriented NoSQL database system that stores a large amount of data in the form of documents, providing high scalability, flexibility, and performance. MongoDB stores data in a JSON document structure form. cross-platform database system.<text:span text:style-name="T60"> <text:s/></text:span></text:p>
      <text:p text:style-name="P43"><text:span text:style-name="T15">Note :</text:span> its provide nested insertion</text:p>
      <text:h text:style-name="P19" text:outline-level="4"><text:soft-page-break/>MongoDB <text:span text:style-name="T60"><text:s text:c="10"/></text:span>vs <text:span text:style-name="T60"><text:s text:c="17"/></text:span>MySQL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MongoDB</text:p>
          </table:table-cell>
          <table:table-cell table:style-name="Table1.B1" office:value-type="string">
            <text:p text:style-name="P22">MySQL</text:p>
          </table:table-cell>
        </table:table-row>
        <table:table-row>
          <table:table-cell table:style-name="Table1.A2" office:value-type="string">
            <text:p text:style-name="P23">Database</text:p>
          </table:table-cell>
          <table:table-cell table:style-name="Table1.B2" office:value-type="string">
            <text:p text:style-name="P31">Database</text:p>
          </table:table-cell>
        </table:table-row>
        <table:table-row>
          <table:table-cell table:style-name="Table1.A2" office:value-type="string">
            <text:p text:style-name="P23">Collection</text:p>
          </table:table-cell>
          <table:table-cell table:style-name="Table1.B2" office:value-type="string">
            <text:p text:style-name="P23">Table</text:p>
          </table:table-cell>
        </table:table-row>
        <table:table-row>
          <table:table-cell table:style-name="Table1.A2" office:value-type="string">
            <text:p text:style-name="P23">Document</text:p>
          </table:table-cell>
          <table:table-cell table:style-name="Table1.B2" office:value-type="string">
            <text:p text:style-name="P32">Row<text:span text:style-name="T60"> , Column</text:span></text:p>
          </table:table-cell>
        </table:table-row>
      </table:table>
      <text:h text:style-name="P20" text:outline-level="3">Where to Use MongoDB?</text:h>
      <text:list text:style-name="L12">
        <text:list-item>
          <text:p text:style-name="P123">Mobile and Social Infrastructure</text:p>
        </text:list-item>
        <text:list-item>
          <text:p text:style-name="P124">Data Hub<text:span text:style-name="T60"> . Big Data .Content Management</text:span></text:p>
        </text:list-item>
      </text:list>
      <text:h text:style-name="P20" text:outline-level="3">Supported Languages by MongoDB</text:h>
      <text:p text:style-name="P21">MongoDB provides official driver support for:</text:p>
      <text:list text:style-name="L13">
        <text:list-item>
          <text:p text:style-name="P125">C<text:span text:style-name="T66"> • </text:span>C++<text:span text:style-name="T66"> •</text:span>Java<text:span text:style-name="T66"> •</text:span>Node.js<text:span text:style-name="T66"> •</text:span>PHP<text:span text:style-name="T66"> •</text:span>Python</text:p>
          <text:p text:style-name="P125"/>
        </text:list-item>
      </text:list>
      <text:h text:style-name="P20" text:outline-level="3">Types of NoSQL Databases</text:h>
      <text:p text:style-name="P21">NoSQL databases can be classified into 4 basic types:</text:p>
      <text:list text:style-name="L14">
        <text:list-item>
          <text:p text:style-name="P126">Key-value store NoSQL database<text:span text:style-name="T70"> 2.</text:span>Document store NoSQL database</text:p>
        </text:list-item>
      </text:list>
      <text:p text:style-name="P24"><text:span text:style-name="T1"><text:s text:c="6"/>3.</text:span>Column store NoSQL database<text:span text:style-name="T70"> 3.</text:span>Graph-based NoSQL database</text:p>
      <text:h text:style-name="P20" text:outline-level="3">Why MongoDB is Known as the Best NoSQL Database?</text:h>
      <text:p text:style-name="P21">MongoDB is considered the best NoSQL database because it is:</text:p>
      <text:list text:style-name="L15">
        <text:list-item>
          <text:p text:style-name="P127">Document Oriented<text:span text:style-name="T70"> <text:s/></text:span><text:span text:style-name="T66">•</text:span><text:span text:style-name="T70"> </text:span>Rich Query language</text:p>
        </text:list-item>
        <text:list-item>
          <text:p text:style-name="P127">High Performance<text:span text:style-name="T70"> <text:s text:c="2"/></text:span><text:span text:style-name="T66">•</text:span>Easily Scalable</text:p>
        </text:list-item>
      </text:list>
      <text:h text:style-name="P20" text:outline-level="3">Does MongoDB Support Primary-Key, Foreign-Key Relationship?</text:h>
      <text:p text:style-name="P21">No, by default, MongoDB doesn't support primary key-foreign key relationships.</text:p>
      <text:h text:style-name="P20" text:outline-level="3">MongoDB Document Representation</text:h>
      <text:p text:style-name="P21">Yes, MongoDB uses BSON (Binary JSON) to represent document structure.</text:p>
      <text:h text:style-name="P20" text:outline-level="3">Language Used for MongoDB Implementation</text:h>
      <text:p text:style-name="P21">MongoDB is written and implemented in C++.</text:p>
      <text:h text:style-name="P20" text:outline-level="3"><text:soft-page-break/>Collections in MongoDB</text:h>
      <text:p text:style-name="P21">Collections, documents, and databases are important parts of MongoDB. A database contains collections, and a collection contains documents. The documents contain data.</text:p>
      <text:p text:style-name="P76">MYSQL <text:s text:c="29"/>VS <text:s text:c="32"/>MongoDB</text:p>
      <text:p text:style-name="P26">Aspect <text:s text:c="30"/>| MySQL <text:s text:c="39"/>| MongoDB <text:s text:c="37"/></text:p>
      <text:p text:style-name="P26">Release Date <text:s text:c="20"/>| 23 May 1995 <text:s text:c="32"/>| 11 February 2009 <text:s text:c="27"/></text:p>
      <text:p text:style-name="P26">--------------------------------------------------------------------------------------------------</text:p>
      <text:p text:style-name="P26">Written in <text:s text:c="24"/>| C and C++ <text:s text:c="34"/>| C, C++, and Java <text:s text:c="26"/></text:p>
      <text:p text:style-name="P26">--------------------------------------------------------------------------------------------------</text:p>
      <text:p text:style-name="P26">Data Model <text:s text:c="16"/>| Table, Row, Columns, Joins <text:s text:c="2"/>| Collection, Document, Field <text:s text:c="15"/></text:p>
      <text:p text:style-name="P26">--------------------------------------------------------------------------------------------------</text:p>
      <text:p text:style-name="P26">Usage by Organizations <text:s text:c="6"/>| Twitter, YouTube, Netflix <text:s text:c="5"/>| Twitter, Paypal, NASA</text:p>
      <text:p text:style-name="P26">--------------------------------------------------------------------------------------------------</text:p>
      <text:p text:style-name="P26">Schema Requirement <text:s text:c="9"/>| Requires schema definition <text:s text:c="8"/>| No prior schema required <text:s text:c="18"/></text:p>
      <text:p text:style-name="P26">--------------------------------------------------------------------------------------------------</text:p>
      <text:p text:style-name="P26">Join Operation Support <text:s text:c="8"/>| Supports Joins <text:s text:c="27"/>| Doesn’t support Joins <text:s text:c="21"/></text:p>
      <text:h text:style-name="P25" text:outline-level="3">What are the advantages of MongoDB?</text:h>
      <text:list text:style-name="L16">
        <text:list-item>
          <text:p text:style-name="P128">It supports cross-platform<text:span text:style-name="T1"> </text:span><text:span text:style-name="T70"><text:s/></text:span><text:span text:style-name="T66">•</text:span><text:span text:style-name="T70"> </text:span><text:span text:style-name="T1"><text:s/>It supports both types of scaling – Horizontal &amp; Verti</text:span><text:span text:style-name="T2">cal</text:span></text:p>
        </text:list-item>
      </text:list>
      <text:list text:style-name="L17">
        <text:list-item>
          <text:p text:style-name="P129">It provides High Performance<text:span text:style-name="T1"> </text:span><text:span text:style-name="T70"><text:s/></text:span><text:span text:style-name="T66">•</text:span><text:span text:style-name="T70"> </text:span>It is easily scalable<text:span text:style-name="T1"> </text:span>It does not require any complex joins to retrieve data</text:p>
        </text:list-item>
      </text:list>
      <text:p text:style-name="P54"><text:span text:style-name="T2">What is</text:span><text:span text:style-name="T3"> MongoDB Shell</text:span></text:p>
      <text:list text:style-name="L18">
        <text:list-item>
          <text:p text:style-name="P143"><text:a xlink:type="simple" xlink:href="https://www.dotnettricks.com/learn/mongodb/mongo-shell-commonly-used-commands-and-methods-quick-reference" office:target-frame-name="_blank" xlink:show="new" text:style-name="Internet_20_link" text:visited-style-name="Visited_20_Internet_20_Link"><text:span text:style-name="T30">MongoDB Shell</text:span></text:a><text:span text:style-name="T29"> is a JavaScript shell that allows us to interact with MongoDB instances using the command line. It is very useful to perform any administrative work along with any other data operations-related commands</text:span></text:p>
        </text:list-item>
      </text:list>
      <text:p text:style-name="Text_20_body"><text:span text:style-name="T49"><text:line-break/></text:span><text:span text:style-name="T59">Document</text:span><text:span text:style-name="T58"> </text:span><text:span text:style-name="T47">: </text:span><text:span text:style-name="T14">a </text:span><text:span text:style-name="Strong_20_Emphasis"><text:span text:style-name="T14">document</text:span></text:span><text:span text:style-name="T14"> is a basic unit of data storage and represents a single record within a collection. Documents are stored in BSON (Binary JSON) format </text:span></text:p>
      <text:p text:style-name="P51"><text:span text:style-name="T15">Replica set</text:span><text:span text:style-name="T27"> :</text:span>A replica set in mongodb is a group of mongodb servers that stores <text:s/>same data to provide redundancy and high avaliablity</text:p>
      <text:p text:style-name="P51"><text:soft-page-break/><text:span text:style-name="T15">Sharing </text:span><text:span text:style-name="T27">:</text:span>Sharing in <text:s/>mongodb <text:s/>is method of partitioning data across multiple servsers to improve performances and sacliblity </text:p>
      <text:p text:style-name="P60">Indexing in MongoDB</text:p>
      <text:p text:style-name="P39"><text:span text:style-name="T16"><text:s/></text:span><text:span text:style-name="T4">In MongoDB, indexing plays a crucial role in improving query performance by efficiently locating and retrieving documents from collections. Indexes are data structures that store a small portion of the collection’s data set in an easy-to-traverse form. <text:s/></text:span></text:p>
      <text:p text:style-name="P39"><text:span text:style-name="T16">BSON : </text:span><text:line-break/>BSON, which stands for Binary JSON, is a binary-encoded serialization of JSON-like documents. It is the primary data representation format used by MongoDB to store and exchange data. BSON extends the JSON model by adding some additional data types </text:p>
      <text:p text:style-name="P1"><text:span text:style-name="Strong_20_Emphasis"><text:span text:style-name="T31">Data Types</text:span></text:span><text:span text:style-name="T29">: </text:span><text:span text:style-name="T41">BSON supports a wider range of data types compared to JSON. Some of the data types supported by BSON include:</text:span></text:p>
      <text:list text:style-name="L19">
        <text:list-item>
          <text:p text:style-name="P130">Double<text:span text:style-name="T73"> </text:span><text:span text:style-name="T70"><text:s/></text:span><text:span text:style-name="T66">•String</text:span><text:span text:style-name="T70"> <text:s/></text:span><text:span text:style-name="T66">•Object</text:span><text:span text:style-name="T70"> <text:s/></text:span><text:span text:style-name="T66">•Array</text:span><text:span text:style-name="T70"> <text:s/></text:span><text:span text:style-name="T66">•</text:span><text:span text:style-name="T70"> Boolean </text:span><text:span text:style-name="T66">•</text:span><text:span text:style-name="T70"> Null</text:span><text:span text:style-name="T73"> </text:span><text:span text:style-name="T70"><text:s/></text:span><text:span text:style-name="T66">•</text:span><text:span text:style-name="T70"> </text:span><text:span text:style-name="T73">Integer </text:span><text:span text:style-name="T70"><text:s/></text:span><text:span text:style-name="T66">•</text:span><text:span text:style-name="T73">Long</text:span><text:span text:style-name="T70"> </text:span><text:span text:style-name="T73"><text:s/></text:span><text:span text:style-name="T70"><text:s/></text:span><text:span text:style-name="T66">•</text:span><text:span text:style-name="T70"> </text:span><text:span text:style-name="T73">Date</text:span></text:p>
          <text:p text:style-name="P131"/>
        </text:list-item>
      </text:list>
      <text:p text:style-name="P39"><text:span text:style-name="T16">Json : </text:span>In MongoDB, JSON (JavaScript Object Notation) plays a fundamental role in representing and interacting with data. MongoDB stores data in a binary-encoded format called BSON (Binary JSON), which is a binary representation of JSON-like documents. Here's how JSON is used in MongoDB: </text:p>
      <text:p text:style-name="P109"><text:span text:style-name="Strong_20_Emphasis"><text:span text:style-name="T51">Embedded Document :</text:span></text:span><text:span text:style-name="Strong_20_Emphasis"><text:span text:style-name="T44"> Embedded or Nested Document</text:span></text:span><text:span text:style-name="T43">. Embedded document or nested documents are those types of documents which contain a document inside another document</text:span></text:p>
      <text:p text:style-name="P120">Introduction to NoSQL</text:p>
      <text:p text:style-name="P33">NoSQL is a type of database management system (DBMS) that is designed to handle and store large volumes of unstructured and semi-structured data. NoSQL databases store data in the form of collections of documents in JSON or BSON format. </text:p>
      <text:p text:style-name="P9"><text:span text:style-name="T51">Example : M</text:span><text:span text:style-name="T33">ongodb , </text:span><text:span text:style-name="Strong_20_Emphasis"><text:span text:style-name="T42">Amazon DynamoDB</text:span></text:span></text:p>
      <text:p text:style-name="P9"><text:span text:style-name="Strong_20_Emphasis"><text:span text:style-name="T51">Advantage of Nosql : </text:span></text:span></text:p>
      <text:p text:style-name="P9"><text:span text:style-name="Strong_20_Emphasis"><text:span text:style-name="T44">1. Ideal for Data Storage: </text:span></text:span><text:span text:style-name="T29">One of the exclusive NoSQL database advantages is its ability to store a large amount of data.</text:span></text:p>
      <text:p text:style-name="P9"><text:span text:style-name="Strong_20_Emphasis"><text:span text:style-name="T44">2.Performance: NoSQL databases are designed to handle large amounts of data and traffic, which means that they can offer improved performance compared to traditional relational databases.</text:span></text:span></text:p>
      <text:p text:style-name="P9"><text:soft-page-break/><text:span text:style-name="Strong_20_Emphasis"><text:span text:style-name="T44">3.Cost-effectiveness: </text:span></text:span><text:span text:style-name="T44">NoSQL databases are often more cost-effective than traditional relational databases, as they are typically less complex and do not require expensive hardware or software.</text:span></text:p>
      <text:p text:style-name="P9"><text:span text:style-name="Strong_20_Emphasis"><text:span text:style-name="T44">4.</text:span></text:span><text:span text:style-name="Strong_20_Emphasis"><text:span text:style-name="T45">Agility: </text:span></text:span><text:span text:style-name="T45">Ideal for agile development.</text:span></text:p>
      <text:p text:style-name="P10"><text:span text:style-name="Strong_20_Emphasis"><text:span text:style-name="T33">Disadvantages of NoSQL:</text:span></text:span><text:span text:style-name="T32"> </text:span></text:p>
      <text:p text:style-name="P85"/>
      <text:p text:style-name="P85"/>
      <text:p text:style-name="P40"><text:span text:style-name="T16">Do you have Mongodb Schema :</text:span><text:span text:style-name="T8"> Mongodb uses dynamic Schemas Without defining the Structure you can cretye collection </text:span><text:span text:style-name="T4">This dynamic schema allows for flexibility in data modeling and makes it easy to store heterogeneous data within the same collection. </text:span></text:p>
      <text:p text:style-name="P42"><text:span text:style-name="T15">Command Use to backup : </text:span><text:span text:style-name="T4">Mongodump</text:span></text:p>
      <text:p text:style-name="P53">Command restore backup : <text:span text:style-name="T4">Mongorestore</text:span></text:p>
      <text:p text:style-name="P9"><text:span text:style-name="T50">Aggregation : </text:span><text:span text:style-name="T4">Aggregation in MongoDB is a framework that processes data records and returns computed results. It is used for performing operations such as filtering, grouping, sorting, and summarizing data</text:span></text:p>
      <text:p text:style-name="P52">What are the differences between the update and save methods in MongoDB?</text:p>
      <text:p text:style-name="P55"/>
      <text:p text:style-name="P2"><text:span text:style-name="Strong_20_Emphasis"><text:span text:style-name="Source_20_Text"><text:span text:style-name="Source_20_Text"><text:span text:style-name="T31">U</text:span></text:span></text:span></text:span><text:span text:style-name="Strong_20_Emphasis"><text:span text:style-name="Source_20_Text"><text:span text:style-name="T31">pdate</text:span></text:span></text:span><text:span text:style-name="Strong_20_Emphasis"><text:span text:style-name="T52"> Method</text:span></text:span><text:span text:style-name="T29">:</text:span></text:p>
      <text:list text:style-name="L20">
        <text:list-item>
          <text:p text:style-name="P144"><text:span text:style-name="T29">The </text:span><text:span text:style-name="Source_20_Text"><text:span text:style-name="T31">update</text:span></text:span><text:span text:style-name="T29"> method is used to modify existing documents in a collection based on specified criteria</text:span></text:p>
        </text:list-item>
      </text:list>
      <text:p text:style-name="P2"><text:span text:style-name="Strong_20_Emphasis"><text:span text:style-name="Source_20_Text"><text:span text:style-name="T31">save</text:span></text:span></text:span><text:span text:style-name="Strong_20_Emphasis"><text:span text:style-name="T31"> Method</text:span></text:span><text:span text:style-name="T41">:</text:span></text:p>
      <text:list text:style-name="L21">
        <text:list-item>
          <text:p text:style-name="P145"><text:span text:style-name="T29">The </text:span><text:span text:style-name="Source_20_Text"><text:span text:style-name="T31">save</text:span></text:span><text:span text:style-name="T29"> method is used to either update an existing document in a collection or insert a new document if the document does not already exist.</text:span><text:span text:style-name="T57">Sharding : </text:span>Sharding is a method for distributing data across multiple servers in MongoDB. It allows for horizontal scaling by splitting large datasets into smaller, more manageable pieces called shards</text:p>
        </text:list-item>
      </text:list>
      <text:p text:style-name="P108"><text:span text:style-name="T58">Atlas :</text:span><text:span text:style-name="T47"> </text:span><text:span text:style-name="T4">MongoDB Atlas is a fully managed cloud database service provided by MongoDB. It simplifies the process of deploying, managing, and scaling MongoDB databases by handling many of the administrative tasks associated with running a database</text:span></text:p>
      <text:p text:style-name="P77"><text:span text:style-name="T4"/></text:p>
      <text:p text:style-name="P78"><text:span text:style-name="T4"/></text:p>
      <text:p text:style-name="P78"><text:span text:style-name="T4"/></text:p>
      <text:p text:style-name="P78"><text:soft-page-break/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p text:style-name="P78"><text:span text:style-name="T4"/></text:p>
      <text:h text:style-name="Heading_20_1" text:outline-level="1" text:is-list-header="true"><text:span text:style-name="T48"><text:s text:c="15"/></text:span><text:s text:c="2"/><text:span text:style-name="T71">Mon</text:span><text:span text:style-name="T72">g</text:span><text:span text:style-name="T71">oDB</text:span> 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0"><text:s text:c="33"/><text:span text:style-name="T15"><text:s text:c="31"/></text:span><text:span text:style-name="T74">SQ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47afad" officeooo:paragraph-rsid="002dea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 text:c="47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13:28:17.899000000</meta:creation-date>
    <dc:date>2024-08-23T15:06:17.852000000</dc:date>
    <meta:editing-duration>PT16H18M55S</meta:editing-duration>
    <meta:editing-cycles>14</meta:editing-cycles>
    <meta:generator>LibreOffice/24.2.2.2$Windows_X86_64 LibreOffice_project/d56cc158d8a96260b836f100ef4b4ef25d6f1a01</meta:generator>
    <meta:print-date>2024-08-21T19:02:52.810000000</meta:print-date>
    <meta:printed-by>PDF files</meta:printed-by>
    <meta:document-statistic meta:table-count="1" meta:image-count="0" meta:object-count="0" meta:page-count="18" meta:paragraph-count="404" meta:word-count="2656" meta:character-count="20093" meta:non-whitespace-character-count="15845"/>
  </office:meta>
</office:document-meta>
</file>